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27.04mm"/>
    </style:style>
    <style:style style:name="co3" style:family="table-column">
      <style:table-column-properties fo:break-before="auto" style:column-width="26.23mm"/>
    </style:style>
    <style:style style:name="co4" style:family="table-column">
      <style:table-column-properties fo:break-before="auto" style:column-width="10.97mm"/>
    </style:style>
    <style:style style:name="co5" style:family="table-column">
      <style:table-column-properties fo:break-before="auto" style:column-width="42.83mm"/>
    </style:style>
    <style:style style:name="co6" style:family="table-column">
      <style:table-column-properties fo:break-before="auto" style:column-width="34.4mm"/>
    </style:style>
    <style:style style:name="co7" style:family="table-column">
      <style:table-column-properties fo:break-before="auto" style:column-width="32.49mm"/>
    </style:style>
    <style:style style:name="co8" style:family="table-column">
      <style:table-column-properties fo:break-before="auto" style:column-width="49.92mm"/>
    </style:style>
    <style:style style:name="co9" style:family="table-column">
      <style:table-column-properties fo:break-before="auto" style:column-width="41.47mm"/>
    </style:style>
    <style:style style:name="co10" style:family="table-column">
      <style:table-column-properties fo:break-before="auto" style:column-width="39.56mm"/>
    </style:style>
    <style:style style:name="co11" style:family="table-column">
      <style:table-column-properties fo:break-before="auto" style:column-width="36.85mm"/>
    </style:style>
    <style:style style:name="co12" style:family="table-column">
      <style:table-column-properties fo:break-before="auto" style:column-width="42.02mm"/>
    </style:style>
    <style:style style:name="co13" style:family="table-column">
      <style:table-column-properties fo:break-before="auto" style:column-width="32.76mm"/>
    </style:style>
    <style:style style:name="co14" style:family="table-column">
      <style:table-column-properties fo:break-before="auto" style:column-width="60.25mm"/>
    </style:style>
    <style:style style:name="co15" style:family="table-column">
      <style:table-column-properties fo:break-before="auto" style:column-width="61.08mm"/>
    </style:style>
    <style:style style:name="co16" style:family="table-column">
      <style:table-column-properties fo:break-before="auto" style:column-width="40.38mm"/>
    </style:style>
    <style:style style:name="co17" style:family="table-column">
      <style:table-column-properties fo:break-before="auto" style:column-width="33.3mm"/>
    </style:style>
    <style:style style:name="co18" style:family="table-column">
      <style:table-column-properties fo:break-before="auto" style:column-width="44.2mm"/>
    </style:style>
    <style:style style:name="co19" style:family="table-column">
      <style:table-column-properties fo:break-before="auto" style:column-width="67.35mm"/>
    </style:style>
    <style:style style:name="co20" style:family="table-column">
      <style:table-column-properties fo:break-before="auto" style:column-width="68.16mm"/>
    </style:style>
    <style:style style:name="co21" style:family="table-column">
      <style:table-column-properties fo:break-before="auto" style:column-width="47.47mm"/>
    </style:style>
    <style:style style:name="co22" style:family="table-column">
      <style:table-column-properties fo:break-before="auto" style:column-width="48.82mm"/>
    </style:style>
    <style:style style:name="co23" style:family="table-column">
      <style:table-column-properties fo:break-before="auto" style:column-width="55.9mm"/>
    </style:style>
    <style:style style:name="co24" style:family="table-column">
      <style:table-column-properties fo:break-before="auto" style:column-width="34.66mm"/>
    </style:style>
    <style:style style:name="co25" style:family="table-column">
      <style:table-column-properties fo:break-before="auto" style:column-width="32.21mm"/>
    </style:style>
    <style:style style:name="co26" style:family="table-column">
      <style:table-column-properties fo:break-before="auto" style:column-width="66.25mm"/>
    </style:style>
    <style:style style:name="co27" style:family="table-column">
      <style:table-column-properties fo:break-before="auto" style:column-width="67.06mm"/>
    </style:style>
    <style:style style:name="co28" style:family="table-column">
      <style:table-column-properties fo:break-before="auto" style:column-width="46.37mm"/>
    </style:style>
    <style:style style:name="co29" style:family="table-column">
      <style:table-column-properties fo:break-before="auto" style:column-width="39.3mm"/>
    </style:style>
    <style:style style:name="co30" style:family="table-column">
      <style:table-column-properties fo:break-before="auto" style:column-width="50.18mm"/>
    </style:style>
    <style:style style:name="co31" style:family="table-column">
      <style:table-column-properties fo:break-before="auto" style:column-width="53.46mm"/>
    </style:style>
    <style:style style:name="co32" style:family="table-column">
      <style:table-column-properties fo:break-before="auto" style:column-width="74.15mm"/>
    </style:style>
    <style:style style:name="co33" style:family="table-column">
      <style:table-column-properties fo:break-before="auto" style:column-width="73.34mm"/>
    </style:style>
    <style:style style:name="co3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/>
  </office:automatic-styles>
  <office:body>
    <office:spreadsheet>
      <table:calculation-settings table:automatic-find-labels="false" table:use-regular-expressions="false" table:use-wildcards="true"/>
      <table:table table:name="FITS-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14" table:number-columns-repeated="2" table:default-cell-style-name="ce1"/>
        <table:table-column table:style-name="co15" table:number-columns-repeated="2" table:default-cell-style-name="ce1"/>
        <table:table-column table:style-name="co16" table:number-columns-repeated="2" table:default-cell-style-name="ce1"/>
        <table:table-column table:style-name="co17" table:number-columns-repeated="2" table:default-cell-style-name="ce1"/>
        <table:table-column table:style-name="co18" table:number-columns-repeated="2" table:default-cell-style-name="ce1"/>
        <table:table-column table:style-name="co19" table:number-columns-repeated="2" table:default-cell-style-name="ce1"/>
        <table:table-column table:style-name="co20" table:number-columns-repeated="2" table:default-cell-style-name="ce1"/>
        <table:table-column table:style-name="co21" table:number-columns-repeated="2" table:default-cell-style-name="ce1"/>
        <table:table-column table:style-name="co22" table:number-columns-repeated="2" table:default-cell-style-name="ce1"/>
        <table:table-column table:style-name="co23" table:number-columns-repeated="2" table:default-cell-style-name="ce1"/>
        <table:table-column table:style-name="co24" table:default-cell-style-name="ce1"/>
        <table:table-column table:style-name="co25" table:default-cell-style-name="ce1"/>
        <table:table-column table:style-name="co26" table:number-columns-repeated="2" table:default-cell-style-name="ce1"/>
        <table:table-column table:style-name="co27" table:number-columns-repeated="2" table:default-cell-style-name="ce1"/>
        <table:table-column table:style-name="co28" table:number-columns-repeated="2" table:default-cell-style-name="ce1"/>
        <table:table-column table:style-name="co29" table:number-columns-repeated="2" table:default-cell-style-name="ce1"/>
        <table:table-column table:style-name="co30" table:number-columns-repeated="2" table:default-cell-style-name="ce1"/>
        <table:table-column table:style-name="co31" table:number-columns-repeated="2" table:default-cell-style-name="ce1"/>
        <table:table-column table:style-name="co32" table:number-columns-repeated="2" table:default-cell-style-name="ce1"/>
        <table:table-column table:style-name="co33" table:number-columns-repeated="2" table:default-cell-style-name="ce1"/>
        <table:table-row table:style-name="ro1">
          <table:table-cell/>
          <table:table-cell office:value-type="string" calcext:value-type="string">
            <text:p>Device</text:p>
          </table:table-cell>
          <table:table-cell office:value-type="string" calcext:value-type="string">
            <text:p>Code</text:p>
          </table:table-cell>
          <table:table-cell table:style-name="Default" office:value-type="string" calcext:value-type="string">
            <text:p>Input</text:p>
          </table:table-cell>
          <table:table-cell table:style-name="Default" office:value-type="string" calcext:value-type="string">
            <text:p>cross_section_SDC_high</text:p>
          </table:table-cell>
          <table:table-cell table:style-name="Default" office:value-type="string" calcext:value-type="string">
            <text:p>number_SDCs_high</text:p>
          </table:table-cell>
          <table:table-cell table:style-name="Default" office:value-type="string" calcext:value-type="string">
            <text:p>cross_section_DUE_high</text:p>
          </table:table-cell>
          <table:table-cell table:style-name="Default" office:value-type="string" calcext:value-type="string">
            <text:p>number_DUE_high</text:p>
          </table:table-cell>
          <table:table-cell table:style-name="Default" office:value-type="string" calcext:value-type="string">
            <text:p>cross_section_SDC_thermals</text:p>
          </table:table-cell>
          <table:table-cell table:style-name="Default" office:value-type="string" calcext:value-type="string">
            <text:p>number_SDCs_thermals</text:p>
          </table:table-cell>
          <table:table-cell table:style-name="Default" office:value-type="string" calcext:value-type="string">
            <text:p>cross_section_DUE_thermals</text:p>
          </table:table-cell>
          <table:table-cell table:style-name="Default" office:value-type="string" calcext:value-type="string">
            <text:p>number_DUE_thermals</text:p>
          </table:table-cell>
          <table:table-cell table:style-name="Default" office:value-type="string" calcext:value-type="string">
            <text:p>SDC_DUE_ratio_high</text:p>
          </table:table-cell>
          <table:table-cell table:style-name="Default" office:value-type="string" calcext:value-type="string">
            <text:p>SDC_DUE_ratio_thermal</text:p>
          </table:table-cell>
          <table:table-cell table:style-name="Default" office:value-type="string" calcext:value-type="string">
            <text:p>FIT_SDC_high</text:p>
          </table:table-cell>
          <table:table-cell table:style-name="Default" office:value-type="string" calcext:value-type="string">
            <text:p>FIT_DUE_high</text:p>
          </table:table-cell>
          <table:table-cell table:style-name="Default" office:value-type="string" calcext:value-type="string">
            <text:p>FIT_SDC_high_LANLsupercomputer</text:p>
          </table:table-cell>
          <table:table-cell table:style-name="Default" office:value-type="string" calcext:value-type="string">
            <text:p>FIT_DUE_high_LANLsupercomputer</text:p>
          </table:table-cell>
          <table:table-cell table:style-name="Default" office:value-type="string" calcext:value-type="string">
            <text:p>FIT_SDC_high_ORNLsupercomputer</text:p>
          </table:table-cell>
          <table:table-cell table:style-name="Default" office:value-type="string" calcext:value-type="string">
            <text:p>FIT_DUE_high_ORNLsupercomputer</text:p>
          </table:table-cell>
          <table:table-cell table:style-name="Default" office:value-type="string" calcext:value-type="string">
            <text:p>FIT_SDC_high_airplane</text:p>
          </table:table-cell>
          <table:table-cell table:style-name="Default" office:value-type="string" calcext:value-type="string">
            <text:p>FIT_DUE_high_airplane</text:p>
          </table:table-cell>
          <table:table-cell table:style-name="Default" office:value-type="string" calcext:value-type="string">
            <text:p>FIT_SDC_thermals</text:p>
          </table:table-cell>
          <table:table-cell table:style-name="Default" office:value-type="string" calcext:value-type="string">
            <text:p>FIT_DUE_thermals</text:p>
          </table:table-cell>
          <table:table-cell table:style-name="Default" office:value-type="string" calcext:value-type="string">
            <text:p>FIT_SDC_thermals_storm</text:p>
          </table:table-cell>
          <table:table-cell table:style-name="Default" office:value-type="string" calcext:value-type="string">
            <text:p>FIT_DUE_thermals_storm</text:p>
          </table:table-cell>
          <table:table-cell table:style-name="Default" office:value-type="string" calcext:value-type="string">
            <text:p>FIT_SDC_thermals_LANLsupercomputer</text:p>
          </table:table-cell>
          <table:table-cell table:style-name="Default" office:value-type="string" calcext:value-type="string">
            <text:p>FIT_DUE_thermals_LANLsupercomputer</text:p>
          </table:table-cell>
          <table:table-cell table:style-name="Default" office:value-type="string" calcext:value-type="string">
            <text:p>FIT_SDC_thermals_ORNLsupercomputer</text:p>
          </table:table-cell>
          <table:table-cell table:style-name="Default" office:value-type="string" calcext:value-type="string">
            <text:p>FIT_DUE_thermals_ORNLsupercomputer</text:p>
          </table:table-cell>
          <table:table-cell table:style-name="Default" office:value-type="string" calcext:value-type="string">
            <text:p>FIT_SDC_thermals_airplane</text:p>
          </table:table-cell>
          <table:table-cell table:style-name="Default" office:value-type="string" calcext:value-type="string">
            <text:p>FIT_DUE_thermals_airplane</text:p>
          </table:table-cell>
          <table:table-cell table:style-name="Default" office:value-type="string" calcext:value-type="string">
            <text:p>cross_section_SDC_high_err</text:p>
          </table:table-cell>
          <table:table-cell table:style-name="Default" office:value-type="string" calcext:value-type="string">
            <text:p>cross_section_DUE_high_err</text:p>
          </table:table-cell>
          <table:table-cell table:style-name="Default" office:value-type="string" calcext:value-type="string">
            <text:p>cross_section_SDC_thermals_err</text:p>
          </table:table-cell>
          <table:table-cell table:style-name="Default" office:value-type="string" calcext:value-type="string">
            <text:p>cross_section_DUE_thermals_err</text:p>
          </table:table-cell>
          <table:table-cell table:style-name="Default" office:value-type="string" calcext:value-type="string">
            <text:p>FIT_SDC_high_err</text:p>
          </table:table-cell>
          <table:table-cell table:style-name="Default" office:value-type="string" calcext:value-type="string">
            <text:p>FIT_DUE_high_err</text:p>
          </table:table-cell>
          <table:table-cell table:style-name="Default" office:value-type="string" calcext:value-type="string">
            <text:p>FIT_SDC_high_LANLsupercomputer_err</text:p>
          </table:table-cell>
          <table:table-cell table:style-name="Default" office:value-type="string" calcext:value-type="string">
            <text:p>FIT_DUE_high_LANLsupercomputer_err</text:p>
          </table:table-cell>
          <table:table-cell table:style-name="Default" office:value-type="string" calcext:value-type="string">
            <text:p>FIT_SDC_high_ORNLsupercomputer_err</text:p>
          </table:table-cell>
          <table:table-cell table:style-name="Default" office:value-type="string" calcext:value-type="string">
            <text:p>FIT_DUE_high_ORNLsupercomputer_err</text:p>
          </table:table-cell>
          <table:table-cell table:style-name="Default" office:value-type="string" calcext:value-type="string">
            <text:p>FIT_SDC_high_airplane_err</text:p>
          </table:table-cell>
          <table:table-cell table:style-name="Default" office:value-type="string" calcext:value-type="string">
            <text:p>FIT_DUE_high_airplane_err</text:p>
          </table:table-cell>
          <table:table-cell table:style-name="Default" office:value-type="string" calcext:value-type="string">
            <text:p>FIT_DUE_thermals_err</text:p>
          </table:table-cell>
          <table:table-cell table:style-name="Default" office:value-type="string" calcext:value-type="string">
            <text:p>FIT_SDC_thermals_err</text:p>
          </table:table-cell>
          <table:table-cell table:style-name="Default" office:value-type="string" calcext:value-type="string">
            <text:p>FIT_SDC_thermals_storm_err</text:p>
          </table:table-cell>
          <table:table-cell table:style-name="Default" office:value-type="string" calcext:value-type="string">
            <text:p>FIT_DUE_thermals_storm_err</text:p>
          </table:table-cell>
          <table:table-cell table:style-name="Default" office:value-type="string" calcext:value-type="string">
            <text:p>FIT_DUE_thermals_airplane_err</text:p>
          </table:table-cell>
          <table:table-cell table:style-name="Default" office:value-type="string" calcext:value-type="string">
            <text:p>FIT_SDC_thermals_airplane_err</text:p>
          </table:table-cell>
          <table:table-cell table:style-name="Default" office:value-type="string" calcext:value-type="string">
            <text:p>FIT_DUE_thermals_ORNLsupercomputer_err</text:p>
          </table:table-cell>
          <table:table-cell table:style-name="Default" office:value-type="string" calcext:value-type="string">
            <text:p>FIT_SDC_thermals_ORNLsupercomputer_err</text:p>
          </table:table-cell>
          <table:table-cell table:style-name="Default" office:value-type="string" calcext:value-type="string">
            <text:p>FIT_DUE_thermals_LANLsupercomputer_err</text:p>
          </table:table-cell>
          <table:table-cell table:style-name="Default" office:value-type="string" calcext:value-type="string">
            <text:p>FIT_SDC_thermals_LANLsupercomputer_er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eonPhi</text:p>
          </table:table-cell>
          <table:table-cell office:value-type="string" calcext:value-type="string">
            <text:p>MxM</text:p>
          </table:table-cell>
          <table:table-cell office:value-type="float" office:value="4096" calcext:value-type="float">
            <text:p>4096</text:p>
          </table:table-cell>
          <table:table-cell office:value-type="float" office:value="27.4132492113565" calcext:value-type="float">
            <text:p>27.4132492113565</text:p>
          </table:table-cell>
          <table:table-cell office:value-type="float" office:value="132" calcext:value-type="float">
            <text:p>132</text:p>
          </table:table-cell>
          <table:table-cell office:value-type="float" office:value="4.76340694006309" calcext:value-type="float">
            <text:p>4.76340694006309</text:p>
          </table:table-cell>
          <table:table-cell office:value-type="float" office:value="23" calcext:value-type="float">
            <text:p>23</text:p>
          </table:table-cell>
          <table:table-cell office:value-type="float" office:value="3.27477867100845" calcext:value-type="float">
            <text:p>3.2747786710084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173762945914845" calcext:value-type="float">
            <text:p>0.173762945914845</text:p>
          </table:table-cell>
          <table:table-cell office:value-type="float" office:value="0.305364148378326" calcext:value-type="float">
            <text:p>0.305364148378326</text:p>
          </table:table-cell>
          <table:table-cell office:value-type="float" office:value="356.372239747634" calcext:value-type="float">
            <text:p>356.372239747634</text:p>
          </table:table-cell>
          <table:table-cell office:value-type="float" office:value="61.9242902208202" calcext:value-type="float">
            <text:p>61.9242902208202</text:p>
          </table:table-cell>
          <table:table-cell office:value-type="float" office:value="867.629337539432" calcext:value-type="float">
            <text:p>867.629337539432</text:p>
          </table:table-cell>
          <table:table-cell office:value-type="float" office:value="150.761829652997" calcext:value-type="float">
            <text:p>150.761829652997</text:p>
          </table:table-cell>
          <table:table-cell office:value-type="float" office:value="195.230009588959" calcext:value-type="float">
            <text:p>195.230009588959</text:p>
          </table:table-cell>
          <table:table-cell office:value-type="float" office:value="33.9237415971609" calcext:value-type="float">
            <text:p>33.9237415971609</text:p>
          </table:table-cell>
          <table:table-cell office:value-type="float" office:value="125624.778233438" calcext:value-type="float">
            <text:p>125624.778233438</text:p>
          </table:table-cell>
          <table:table-cell office:value-type="float" office:value="21828.9315457413" calcext:value-type="float">
            <text:p>21828.9315457413</text:p>
          </table:table-cell>
          <table:table-cell office:value-type="float" office:value="13.0991146840338" calcext:value-type="float">
            <text:p>13.0991146840338</text:p>
          </table:table-cell>
          <table:table-cell office:value-type="float" office:value="4" calcext:value-type="float">
            <text:p>4</text:p>
          </table:table-cell>
          <table:table-cell office:value-type="float" office:value="26.1982293680676" calcext:value-type="float">
            <text:p>26.1982293680676</text:p>
          </table:table-cell>
          <table:table-cell office:value-type="float" office:value="8" calcext:value-type="float">
            <text:p>8</text:p>
          </table:table-cell>
          <table:table-cell office:value-type="float" office:value="45.8469013941182" calcext:value-type="float">
            <text:p>45.8469013941182</text:p>
          </table:table-cell>
          <table:table-cell office:value-type="float" office:value="14" calcext:value-type="float">
            <text:p>14</text:p>
          </table:table-cell>
          <table:table-cell office:value-type="float" office:value="10.3155528136766" calcext:value-type="float">
            <text:p>10.3155528136766</text:p>
          </table:table-cell>
          <table:table-cell office:value-type="float" office:value="3.15" calcext:value-type="float">
            <text:p>3.15</text:p>
          </table:table-cell>
          <table:table-cell office:value-type="float" office:value="4617.56891726875" calcext:value-type="float">
            <text:p>4617.56891726875</text:p>
          </table:table-cell>
          <table:table-cell office:value-type="float" office:value="1410.04" calcext:value-type="float">
            <text:p>1410.04</text:p>
          </table:table-cell>
          <table:table-cell office:value-type="float" office:value="0.89320133368834" calcext:value-type="float">
            <text:p>0.89320133368834</text:p>
          </table:table-cell>
          <table:table-cell office:value-type="float" office:value="0.891971536418218" calcext:value-type="float">
            <text:p>0.891971536418218</text:p>
          </table:table-cell>
          <table:table-cell office:value-type="float" office:value="0.457900821549566" calcext:value-type="float">
            <text:p>0.457900821549566</text:p>
          </table:table-cell>
          <table:table-cell office:value-type="float" office:value="0.619806421393002" calcext:value-type="float">
            <text:p>0.619806421393002</text:p>
          </table:table-cell>
          <table:table-cell office:value-type="float" office:value="3.22048320792613" calcext:value-type="float">
            <text:p>3.22048320792613</text:p>
          </table:table-cell>
          <table:table-cell office:value-type="float" office:value="3.21604911081028" calcext:value-type="float">
            <text:p>3.21604911081028</text:p>
          </table:table-cell>
          <table:table-cell office:value-type="float" office:value="5.02500178131393" calcext:value-type="float">
            <text:p>5.02500178131393</text:p>
          </table:table-cell>
          <table:table-cell office:value-type="float" office:value="5.01808314691434" calcext:value-type="float">
            <text:p>5.01808314691434</text:p>
          </table:table-cell>
          <table:table-cell office:value-type="float" office:value="2.38364948873117" calcext:value-type="float">
            <text:p>2.38364948873117</text:p>
          </table:table-cell>
          <table:table-cell office:value-type="float" office:value="2.38036757957631" calcext:value-type="float">
            <text:p>2.38036757957631</text:p>
          </table:table-cell>
          <table:table-cell office:value-type="float" office:value="60.4653762722041" calcext:value-type="float">
            <text:p>60.4653762722041</text:p>
          </table:table-cell>
          <table:table-cell office:value-type="float" office:value="60.3821249918132" calcext:value-type="float">
            <text:p>60.3821249918132</text:p>
          </table:table-cell>
          <table:table-cell office:value-type="float" office:value="1.239612842786" calcext:value-type="float">
            <text:p>1.239612842786</text:p>
          </table:table-cell>
          <table:table-cell office:value-type="float" office:value="0.915801643099132" calcext:value-type="float">
            <text:p>0.915801643099132</text:p>
          </table:table-cell>
          <table:table-cell office:value-type="float" office:value="1.29513910411436" calcext:value-type="float">
            <text:p>1.29513910411436</text:p>
          </table:table-cell>
          <table:table-cell office:value-type="float" office:value="1.75307729435983" calcext:value-type="float">
            <text:p>1.75307729435983</text:p>
          </table:table-cell>
          <table:table-cell office:value-type="float" office:value="23.2740406118061" calcext:value-type="float">
            <text:p>23.2740406118061</text:p>
          </table:table-cell>
          <table:table-cell office:value-type="float" office:value="17.194404493216" calcext:value-type="float">
            <text:p>17.194404493216</text:p>
          </table:table-cell>
          <table:table-cell office:value-type="float" office:value="1.10004727171154" calcext:value-type="float">
            <text:p>1.10004727171154</text:p>
          </table:table-cell>
          <table:table-cell office:value-type="float" office:value="0.812693337910228" calcext:value-type="float">
            <text:p>0.812693337910228</text:p>
          </table:table-cell>
          <table:table-cell office:value-type="float" office:value="2.31910327497505" calcext:value-type="float">
            <text:p>2.31910327497505</text:p>
          </table:table-cell>
          <table:table-cell office:value-type="float" office:value="1.71330799136079" calcext:value-type="float">
            <text:p>1.713307991360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eonPhi</text:p>
          </table:table-cell>
          <table:table-cell office:value-type="string" calcext:value-type="string">
            <text:p>HotSpot</text:p>
          </table:table-cell>
          <table:table-cell office:value-type="float" office:value="1024" calcext:value-type="float">
            <text:p>1024</text:p>
          </table:table-cell>
          <table:table-cell office:value-type="float" office:value="44.1640378548896" calcext:value-type="float">
            <text:p>44.1640378548896</text:p>
          </table:table-cell>
          <table:table-cell office:value-type="float" office:value="49" calcext:value-type="float">
            <text:p>49</text:p>
          </table:table-cell>
          <table:table-cell office:value-type="float" office:value="47.9495268138801" calcext:value-type="float">
            <text:p>47.9495268138801</text:p>
          </table:table-cell>
          <table:table-cell office:value-type="float" office:value="53" calcext:value-type="float">
            <text:p>53</text:p>
          </table:table-cell>
          <table:table-cell office:value-type="float" office:value="3.9642057596418" calcext:value-type="float">
            <text:p>3.9642057596418</text:p>
          </table:table-cell>
          <table:table-cell office:value-type="float" office:value="14" calcext:value-type="float">
            <text:p>14</text:p>
          </table:table-cell>
          <table:table-cell office:value-type="float" office:value="8.29652996845426" calcext:value-type="float">
            <text:p>8.29652996845426</text:p>
          </table:table-cell>
          <table:table-cell office:value-type="float" office:value="16" calcext:value-type="float">
            <text:p>16</text:p>
          </table:table-cell>
          <table:table-cell office:value-type="float" office:value="1.08571428571429" calcext:value-type="float">
            <text:p>1.08571428571429</text:p>
          </table:table-cell>
          <table:table-cell office:value-type="float" office:value="2.09286058077972" calcext:value-type="float">
            <text:p>2.09286058077972</text:p>
          </table:table-cell>
          <table:table-cell office:value-type="float" office:value="574.132492113565" calcext:value-type="float">
            <text:p>574.132492113565</text:p>
          </table:table-cell>
          <table:table-cell office:value-type="float" office:value="623.343848580442" calcext:value-type="float">
            <text:p>623.343848580442</text:p>
          </table:table-cell>
          <table:table-cell office:value-type="float" office:value="1397.79179810726" calcext:value-type="float">
            <text:p>1397.79179810726</text:p>
          </table:table-cell>
          <table:table-cell office:value-type="float" office:value="1517.60252365931" calcext:value-type="float">
            <text:p>1517.60252365931</text:p>
          </table:table-cell>
          <table:table-cell office:value-type="float" office:value="314.524756529968" calcext:value-type="float">
            <text:p>314.524756529968</text:p>
          </table:table-cell>
          <table:table-cell office:value-type="float" office:value="341.484021375394" calcext:value-type="float">
            <text:p>341.484021375394</text:p>
          </table:table-cell>
          <table:table-cell office:value-type="float" office:value="202387.444794953" calcext:value-type="float">
            <text:p>202387.444794953</text:p>
          </table:table-cell>
          <table:table-cell office:value-type="float" office:value="219734.940063091" calcext:value-type="float">
            <text:p>219734.940063091</text:p>
          </table:table-cell>
          <table:table-cell office:value-type="float" office:value="15.8568230385672" calcext:value-type="float">
            <text:p>15.8568230385672</text:p>
          </table:table-cell>
          <table:table-cell office:value-type="float" office:value="33.186119873817" calcext:value-type="float">
            <text:p>33.186119873817</text:p>
          </table:table-cell>
          <table:table-cell office:value-type="float" office:value="31.7136460771344" calcext:value-type="float">
            <text:p>31.7136460771344</text:p>
          </table:table-cell>
          <table:table-cell office:value-type="float" office:value="66.3722397476341" calcext:value-type="float">
            <text:p>66.3722397476341</text:p>
          </table:table-cell>
          <table:table-cell office:value-type="float" office:value="55.4988806349852" calcext:value-type="float">
            <text:p>55.4988806349852</text:p>
          </table:table-cell>
          <table:table-cell office:value-type="float" office:value="116.15141955836" calcext:value-type="float">
            <text:p>116.15141955836</text:p>
          </table:table-cell>
          <table:table-cell office:value-type="float" office:value="12.4872481428717" calcext:value-type="float">
            <text:p>12.4872481428717</text:p>
          </table:table-cell>
          <table:table-cell office:value-type="float" office:value="26.1340694006309" calcext:value-type="float">
            <text:p>26.1340694006309</text:p>
          </table:table-cell>
          <table:table-cell office:value-type="float" office:value="5589.68868932533" calcext:value-type="float">
            <text:p>5589.68868932533</text:p>
          </table:table-cell>
          <table:table-cell office:value-type="float" office:value="11698.4391167192" calcext:value-type="float">
            <text:p>11698.4391167192</text:p>
          </table:table-cell>
          <table:table-cell office:value-type="float" office:value="1.86076881095512" calcext:value-type="float">
            <text:p>1.86076881095512</text:p>
          </table:table-cell>
          <table:table-cell office:value-type="float" office:value="1.86427638958351" calcext:value-type="float">
            <text:p>1.86427638958351</text:p>
          </table:table-cell>
          <table:table-cell office:value-type="float" office:value="1.04296599198905" calcext:value-type="float">
            <text:p>1.04296599198905</text:p>
          </table:table-cell>
          <table:table-cell office:value-type="float" office:value="1.41138118360203" calcext:value-type="float">
            <text:p>1.41138118360203</text:p>
          </table:table-cell>
          <table:table-cell office:value-type="float" office:value="6.70909735968286" calcext:value-type="float">
            <text:p>6.70909735968286</text:p>
          </table:table-cell>
          <table:table-cell office:value-type="float" office:value="6.72174411428022" calcext:value-type="float">
            <text:p>6.72174411428022</text:p>
          </table:table-cell>
          <table:table-cell office:value-type="float" office:value="10.4683750874531" calcext:value-type="float">
            <text:p>10.4683750874531</text:p>
          </table:table-cell>
          <table:table-cell office:value-type="float" office:value="10.4881081400035" calcext:value-type="float">
            <text:p>10.4881081400035</text:p>
          </table:table-cell>
          <table:table-cell office:value-type="float" office:value="4.96575683173769" calcext:value-type="float">
            <text:p>4.96575683173769</text:p>
          </table:table-cell>
          <table:table-cell office:value-type="float" office:value="4.97511736187675" calcext:value-type="float">
            <text:p>4.97511736187675</text:p>
          </table:table-cell>
          <table:table-cell office:value-type="float" office:value="125.964977957861" calcext:value-type="float">
            <text:p>125.964977957861</text:p>
          </table:table-cell>
          <table:table-cell office:value-type="float" office:value="126.202423932884" calcext:value-type="float">
            <text:p>126.202423932884</text:p>
          </table:table-cell>
          <table:table-cell office:value-type="float" office:value="2.82276236720406" calcext:value-type="float">
            <text:p>2.82276236720406</text:p>
          </table:table-cell>
          <table:table-cell office:value-type="float" office:value="2.08593198397811" calcext:value-type="float">
            <text:p>2.08593198397811</text:p>
          </table:table-cell>
          <table:table-cell office:value-type="float" office:value="2.94995330192966" calcext:value-type="float">
            <text:p>2.94995330192966</text:p>
          </table:table-cell>
          <table:table-cell office:value-type="float" office:value="3.99198882305636" calcext:value-type="float">
            <text:p>3.99198882305636</text:p>
          </table:table-cell>
          <table:table-cell office:value-type="float" office:value="52.9980681904944" calcext:value-type="float">
            <text:p>52.9980681904944</text:p>
          </table:table-cell>
          <table:table-cell office:value-type="float" office:value="39.1638937843375" calcext:value-type="float">
            <text:p>39.1638937843375</text:p>
          </table:table-cell>
          <table:table-cell office:value-type="float" office:value="2.50495310596655" calcext:value-type="float">
            <text:p>2.50495310596655</text:p>
          </table:table-cell>
          <table:table-cell office:value-type="float" office:value="1.85108100590006" calcext:value-type="float">
            <text:p>1.85108100590006</text:p>
          </table:table-cell>
          <table:table-cell office:value-type="float" office:value="5.28090483117828" calcext:value-type="float">
            <text:p>5.28090483117828</text:p>
          </table:table-cell>
          <table:table-cell office:value-type="float" office:value="3.90242140807985" calcext:value-type="float">
            <text:p>3.902421408079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eonPhi</text:p>
          </table:table-cell>
          <table:table-cell office:value-type="string" calcext:value-type="string">
            <text:p>LavaMD</text:p>
          </table:table-cell>
          <table:table-cell office:value-type="float" office:value="15" calcext:value-type="float">
            <text:p>15</text:p>
          </table:table-cell>
          <table:table-cell office:value-type="float" office:value="21.7665615141956" calcext:value-type="float">
            <text:p>21.7665615141956</text:p>
          </table:table-cell>
          <table:table-cell office:value-type="float" office:value="162" calcext:value-type="float">
            <text:p>162</text:p>
          </table:table-cell>
          <table:table-cell office:value-type="float" office:value="10.7570977917981" calcext:value-type="float">
            <text:p>10.7570977917981</text:p>
          </table:table-cell>
          <table:table-cell office:value-type="float" office:value="34" calcext:value-type="float">
            <text:p>34</text:p>
          </table:table-cell>
          <table:table-cell office:value-type="float" office:value="3.7573776330518" calcext:value-type="float">
            <text:p>3.7573776330518</text:p>
          </table:table-cell>
          <table:table-cell office:value-type="float" office:value="59" calcext:value-type="float">
            <text:p>59</text:p>
          </table:table-cell>
          <table:table-cell office:value-type="float" office:value="1.16719242902208" calcext:value-type="float">
            <text:p>1.16719242902208</text:p>
          </table:table-cell>
          <table:table-cell office:value-type="float" office:value="10" calcext:value-type="float">
            <text:p>10</text:p>
          </table:table-cell>
          <table:table-cell office:value-type="float" office:value="0.494202898550725" calcext:value-type="float">
            <text:p>0.494202898550725</text:p>
          </table:table-cell>
          <table:table-cell office:value-type="float" office:value="0.31064017062189" calcext:value-type="float">
            <text:p>0.31064017062189</text:p>
          </table:table-cell>
          <table:table-cell office:value-type="float" office:value="282.965299684543" calcext:value-type="float">
            <text:p>282.965299684543</text:p>
          </table:table-cell>
          <table:table-cell office:value-type="float" office:value="139.842271293375" calcext:value-type="float">
            <text:p>139.842271293375</text:p>
          </table:table-cell>
          <table:table-cell office:value-type="float" office:value="688.91167192429" calcext:value-type="float">
            <text:p>688.91167192429</text:p>
          </table:table-cell>
          <table:table-cell office:value-type="float" office:value="340.46214511041" calcext:value-type="float">
            <text:p>340.46214511041</text:p>
          </table:table-cell>
          <table:table-cell office:value-type="float" office:value="155.015772861199" calcext:value-type="float">
            <text:p>155.015772861199</text:p>
          </table:table-cell>
          <table:table-cell office:value-type="float" office:value="76.6092442690852" calcext:value-type="float">
            <text:p>76.6092442690852</text:p>
          </table:table-cell>
          <table:table-cell office:value-type="float" office:value="99748.0977917981" calcext:value-type="float">
            <text:p>99748.0977917981</text:p>
          </table:table-cell>
          <table:table-cell office:value-type="float" office:value="49295.7990536278" calcext:value-type="float">
            <text:p>49295.7990536278</text:p>
          </table:table-cell>
          <table:table-cell office:value-type="float" office:value="15.0295105322072" calcext:value-type="float">
            <text:p>15.0295105322072</text:p>
          </table:table-cell>
          <table:table-cell office:value-type="float" office:value="4.66876971608833" calcext:value-type="float">
            <text:p>4.66876971608833</text:p>
          </table:table-cell>
          <table:table-cell office:value-type="float" office:value="30.0590210644144" calcext:value-type="float">
            <text:p>30.0590210644144</text:p>
          </table:table-cell>
          <table:table-cell office:value-type="float" office:value="9.33753943217666" calcext:value-type="float">
            <text:p>9.33753943217666</text:p>
          </table:table-cell>
          <table:table-cell office:value-type="float" office:value="52.6032868627251" calcext:value-type="float">
            <text:p>52.6032868627251</text:p>
          </table:table-cell>
          <table:table-cell office:value-type="float" office:value="16.3406940063091" calcext:value-type="float">
            <text:p>16.3406940063091</text:p>
          </table:table-cell>
          <table:table-cell office:value-type="float" office:value="11.8357395441132" calcext:value-type="float">
            <text:p>11.8357395441132</text:p>
          </table:table-cell>
          <table:table-cell office:value-type="float" office:value="3.67665615141956" calcext:value-type="float">
            <text:p>3.67665615141956</text:p>
          </table:table-cell>
          <table:table-cell office:value-type="float" office:value="5298.05275770835" calcext:value-type="float">
            <text:p>5298.05275770835</text:p>
          </table:table-cell>
          <table:table-cell office:value-type="float" office:value="1645.7880126183" calcext:value-type="float">
            <text:p>1645.7880126183</text:p>
          </table:table-cell>
          <table:table-cell office:value-type="float" office:value="0.718444920064341" calcext:value-type="float">
            <text:p>0.718444920064341</text:p>
          </table:table-cell>
          <table:table-cell office:value-type="float" office:value="1.10246337643548" calcext:value-type="float">
            <text:p>1.10246337643548</text:p>
          </table:table-cell>
          <table:table-cell office:value-type="float" office:value="0.494620928558765" calcext:value-type="float">
            <text:p>0.494620928558765</text:p>
          </table:table-cell>
          <table:table-cell office:value-type="float" office:value="0.669618281958552" calcext:value-type="float">
            <text:p>0.669618281958552</text:p>
          </table:table-cell>
          <table:table-cell office:value-type="float" office:value="2.59038999788861" calcext:value-type="float">
            <text:p>2.59038999788861</text:p>
          </table:table-cell>
          <table:table-cell office:value-type="float" office:value="3.97498823305928" calcext:value-type="float">
            <text:p>3.97498823305928</text:p>
          </table:table-cell>
          <table:table-cell office:value-type="float" office:value="4.04185133512009" calcext:value-type="float">
            <text:p>4.04185133512009</text:p>
          </table:table-cell>
          <table:table-cell office:value-type="float" office:value="6.20227514388672" calcext:value-type="float">
            <text:p>6.20227514388672</text:p>
          </table:table-cell>
          <table:table-cell office:value-type="float" office:value="1.91728426929378" calcext:value-type="float">
            <text:p>1.91728426929378</text:p>
          </table:table-cell>
          <table:table-cell office:value-type="float" office:value="2.9420984547054" calcext:value-type="float">
            <text:p>2.9420984547054</text:p>
          </table:table-cell>
          <table:table-cell office:value-type="float" office:value="48.6352189412445" calcext:value-type="float">
            <text:p>48.6352189412445</text:p>
          </table:table-cell>
          <table:table-cell office:value-type="float" office:value="74.631396492916" calcext:value-type="float">
            <text:p>74.631396492916</text:p>
          </table:table-cell>
          <table:table-cell office:value-type="float" office:value="1.3392365639171" calcext:value-type="float">
            <text:p>1.3392365639171</text:p>
          </table:table-cell>
          <table:table-cell office:value-type="float" office:value="0.989241857117531" calcext:value-type="float">
            <text:p>0.989241857117531</text:p>
          </table:table-cell>
          <table:table-cell office:value-type="float" office:value="1.39899925080276" calcext:value-type="float">
            <text:p>1.39899925080276</text:p>
          </table:table-cell>
          <table:table-cell office:value-type="float" office:value="1.89396651191751" calcext:value-type="float">
            <text:p>1.89396651191751</text:p>
          </table:table-cell>
          <table:table-cell office:value-type="float" office:value="25.1445008486437" calcext:value-type="float">
            <text:p>25.1445008486437</text:p>
          </table:table-cell>
          <table:table-cell office:value-type="float" office:value="18.5732628468956" calcext:value-type="float">
            <text:p>18.5732628468956</text:p>
          </table:table-cell>
          <table:table-cell office:value-type="float" office:value="1.18845455408667" calcext:value-type="float">
            <text:p>1.18845455408667</text:p>
          </table:table-cell>
          <table:table-cell office:value-type="float" office:value="0.877865062723341" calcext:value-type="float">
            <text:p>0.877865062723341</text:p>
          </table:table-cell>
          <table:table-cell office:value-type="float" office:value="2.50548219100909" calcext:value-type="float">
            <text:p>2.50548219100909</text:p>
          </table:table-cell>
          <table:table-cell office:value-type="float" office:value="1.85070205099489" calcext:value-type="float">
            <text:p>1.850702050994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eonPhi</text:p>
          </table:table-cell>
          <table:table-cell office:value-type="string" calcext:value-type="string">
            <text:p>LUD</text:p>
          </table:table-cell>
          <table:table-cell office:value-type="float" office:value="4096" calcext:value-type="float">
            <text:p>4096</text:p>
          </table:table-cell>
          <table:table-cell office:value-type="float" office:value="47.0031545741325" calcext:value-type="float">
            <text:p>47.0031545741325</text:p>
          </table:table-cell>
          <table:table-cell office:value-type="float" office:value="48" calcext:value-type="float">
            <text:p>48</text:p>
          </table:table-cell>
          <table:table-cell office:value-type="float" office:value="10.7570977917981" calcext:value-type="float">
            <text:p>10.7570977917981</text:p>
          </table:table-cell>
          <table:table-cell office:value-type="float" office:value="11" calcext:value-type="float">
            <text:p>11</text:p>
          </table:table-cell>
          <table:table-cell office:value-type="float" office:value="2.8438867406126" calcext:value-type="float">
            <text:p>2.8438867406126</text:p>
          </table:table-cell>
          <table:table-cell office:value-type="float" office:value="35" calcext:value-type="float">
            <text:p>35</text:p>
          </table:table-cell>
          <table:table-cell office:value-type="float" office:value="1.18927444794953" calcext:value-type="float">
            <text:p>1.18927444794953</text:p>
          </table:table-cell>
          <table:table-cell office:value-type="float" office:value="8" calcext:value-type="float">
            <text:p>8</text:p>
          </table:table-cell>
          <table:table-cell office:value-type="float" office:value="0.228859060402685" calcext:value-type="float">
            <text:p>0.228859060402685</text:p>
          </table:table-cell>
          <table:table-cell office:value-type="float" office:value="0.418186290953819" calcext:value-type="float">
            <text:p>0.418186290953819</text:p>
          </table:table-cell>
          <table:table-cell office:value-type="float" office:value="611.041009463722" calcext:value-type="float">
            <text:p>611.041009463722</text:p>
          </table:table-cell>
          <table:table-cell office:value-type="float" office:value="139.842271293375" calcext:value-type="float">
            <text:p>139.842271293375</text:p>
          </table:table-cell>
          <table:table-cell office:value-type="float" office:value="1487.64984227129" calcext:value-type="float">
            <text:p>1487.64984227129</text:p>
          </table:table-cell>
          <table:table-cell office:value-type="float" office:value="340.46214511041" calcext:value-type="float">
            <text:p>340.46214511041</text:p>
          </table:table-cell>
          <table:table-cell office:value-type="float" office:value="334.744205164038" calcext:value-type="float">
            <text:p>334.744205164038</text:p>
          </table:table-cell>
          <table:table-cell office:value-type="float" office:value="76.6092442690852" calcext:value-type="float">
            <text:p>76.6092442690852</text:p>
          </table:table-cell>
          <table:table-cell office:value-type="float" office:value="215398.066246057" calcext:value-type="float">
            <text:p>215398.066246057</text:p>
          </table:table-cell>
          <table:table-cell office:value-type="float" office:value="49295.7990536278" calcext:value-type="float">
            <text:p>49295.7990536278</text:p>
          </table:table-cell>
          <table:table-cell office:value-type="float" office:value="11.3755469624504" calcext:value-type="float">
            <text:p>11.3755469624504</text:p>
          </table:table-cell>
          <table:table-cell office:value-type="float" office:value="4.75709779179811" calcext:value-type="float">
            <text:p>4.75709779179811</text:p>
          </table:table-cell>
          <table:table-cell office:value-type="float" office:value="22.7510939249008" calcext:value-type="float">
            <text:p>22.7510939249008</text:p>
          </table:table-cell>
          <table:table-cell office:value-type="float" office:value="9.51419558359621" calcext:value-type="float">
            <text:p>9.51419558359621</text:p>
          </table:table-cell>
          <table:table-cell office:value-type="float" office:value="39.8144143685764" calcext:value-type="float">
            <text:p>39.8144143685764</text:p>
          </table:table-cell>
          <table:table-cell office:value-type="float" office:value="16.6498422712934" calcext:value-type="float">
            <text:p>16.6498422712934</text:p>
          </table:table-cell>
          <table:table-cell office:value-type="float" office:value="8.95824323292968" calcext:value-type="float">
            <text:p>8.95824323292968</text:p>
          </table:table-cell>
          <table:table-cell office:value-type="float" office:value="3.74621451104101" calcext:value-type="float">
            <text:p>3.74621451104101</text:p>
          </table:table-cell>
          <table:table-cell office:value-type="float" office:value="4009.99405973339" calcext:value-type="float">
            <text:p>4009.99405973339</text:p>
          </table:table-cell>
          <table:table-cell office:value-type="float" office:value="1676.92454258675" calcext:value-type="float">
            <text:p>1676.92454258675</text:p>
          </table:table-cell>
          <table:table-cell office:value-type="float" office:value="1.9395409605754" calcext:value-type="float">
            <text:p>1.9395409605754</text:p>
          </table:table-cell>
          <table:table-cell office:value-type="float" office:value="1.93823881812545" calcext:value-type="float">
            <text:p>1.93823881812545</text:p>
          </table:table-cell>
          <table:table-cell office:value-type="float" office:value="0.558699390235607" calcext:value-type="float">
            <text:p>0.558699390235607</text:p>
          </table:table-cell>
          <table:table-cell office:value-type="float" office:value="0.755704697554119" calcext:value-type="float">
            <text:p>0.755704697554119</text:p>
          </table:table-cell>
          <table:table-cell office:value-type="float" office:value="6.99311438421728" calcext:value-type="float">
            <text:p>6.99311438421728</text:p>
          </table:table-cell>
          <table:table-cell office:value-type="float" office:value="6.98841944284602" calcext:value-type="float">
            <text:p>6.98841944284602</text:p>
          </table:table-cell>
          <table:table-cell office:value-type="float" office:value="10.9115340676634" calcext:value-type="float">
            <text:p>10.9115340676634</text:p>
          </table:table-cell>
          <table:table-cell office:value-type="float" office:value="10.9042084313441" calcext:value-type="float">
            <text:p>10.9042084313441</text:p>
          </table:table-cell>
          <table:table-cell office:value-type="float" office:value="5.17597281226391" calcext:value-type="float">
            <text:p>5.17597281226391</text:p>
          </table:table-cell>
          <table:table-cell office:value-type="float" office:value="5.17249783851721" calcext:value-type="float">
            <text:p>5.17249783851721</text:p>
          </table:table-cell>
          <table:table-cell office:value-type="float" office:value="131.297468502733" calcext:value-type="float">
            <text:p>131.297468502733</text:p>
          </table:table-cell>
          <table:table-cell office:value-type="float" office:value="131.209319806323" calcext:value-type="float">
            <text:p>131.209319806323</text:p>
          </table:table-cell>
          <table:table-cell office:value-type="float" office:value="1.51140939510824" calcext:value-type="float">
            <text:p>1.51140939510824</text:p>
          </table:table-cell>
          <table:table-cell office:value-type="float" office:value="1.11739878047121" calcext:value-type="float">
            <text:p>1.11739878047121</text:p>
          </table:table-cell>
          <table:table-cell office:value-type="float" office:value="1.58024050992155" calcext:value-type="float">
            <text:p>1.58024050992155</text:p>
          </table:table-cell>
          <table:table-cell office:value-type="float" office:value="2.13745566486019" calcext:value-type="float">
            <text:p>2.13745566486019</text:p>
          </table:table-cell>
          <table:table-cell office:value-type="float" office:value="28.3770887398647" calcext:value-type="float">
            <text:p>28.3770887398647</text:p>
          </table:table-cell>
          <table:table-cell office:value-type="float" office:value="20.979441079217" calcext:value-type="float">
            <text:p>20.979441079217</text:p>
          </table:table-cell>
          <table:table-cell office:value-type="float" office:value="1.341242784958" calcext:value-type="float">
            <text:p>1.341242784958</text:p>
          </table:table-cell>
          <table:table-cell office:value-type="float" office:value="0.991593050220887" calcext:value-type="float">
            <text:p>0.991593050220887</text:p>
          </table:table-cell>
          <table:table-cell office:value-type="float" office:value="2.82758806382314" calcext:value-type="float">
            <text:p>2.82758806382314</text:p>
          </table:table-cell>
          <table:table-cell office:value-type="float" office:value="2.09046170046115" calcext:value-type="float">
            <text:p>2.090461700461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20</text:p>
          </table:table-cell>
          <table:table-cell office:value-type="string" calcext:value-type="string">
            <text:p>MxM</text:p>
          </table:table-cell>
          <table:table-cell office:value-type="float" office:value="4096" calcext:value-type="float">
            <text:p>4096</text:p>
          </table:table-cell>
          <table:table-cell office:value-type="float" office:value="60.1036269430052" calcext:value-type="float">
            <text:p>60.1036269430052</text:p>
          </table:table-cell>
          <table:table-cell office:value-type="float" office:value="44" calcext:value-type="float">
            <text:p>44</text:p>
          </table:table-cell>
          <table:table-cell office:value-type="float" office:value="54.4041450777202" calcext:value-type="float">
            <text:p>54.4041450777202</text:p>
          </table:table-cell>
          <table:table-cell office:value-type="float" office:value="40" calcext:value-type="float">
            <text:p>40</text:p>
          </table:table-cell>
          <table:table-cell office:value-type="float" office:value="37.3683770683604" calcext:value-type="float">
            <text:p>37.3683770683604</text:p>
          </table:table-cell>
          <table:table-cell office:value-type="float" office:value="68" calcext:value-type="float">
            <text:p>68</text:p>
          </table:table-cell>
          <table:table-cell office:value-type="float" office:value="8.08290155440415" calcext:value-type="float">
            <text:p>8.08290155440415</text:p>
          </table:table-cell>
          <table:table-cell office:value-type="float" office:value="8" calcext:value-type="float">
            <text:p>8</text:p>
          </table:table-cell>
          <table:table-cell office:value-type="float" office:value="0.905172413793103" calcext:value-type="float">
            <text:p>0.905172413793103</text:p>
          </table:table-cell>
          <table:table-cell office:value-type="float" office:value="0.21630325394163" calcext:value-type="float">
            <text:p>0.21630325394163</text:p>
          </table:table-cell>
          <table:table-cell office:value-type="float" office:value="781.347150259067" calcext:value-type="float">
            <text:p>781.347150259067</text:p>
          </table:table-cell>
          <table:table-cell office:value-type="float" office:value="707.253886010363" calcext:value-type="float">
            <text:p>707.253886010363</text:p>
          </table:table-cell>
          <table:table-cell office:value-type="float" office:value="1902.27979274611" calcext:value-type="float">
            <text:p>1902.27979274611</text:p>
          </table:table-cell>
          <table:table-cell office:value-type="float" office:value="1721.89119170984" calcext:value-type="float">
            <text:p>1721.89119170984</text:p>
          </table:table-cell>
          <table:table-cell office:value-type="float" office:value="428.042351854922" calcext:value-type="float">
            <text:p>428.042351854922</text:p>
          </table:table-cell>
          <table:table-cell office:value-type="float" office:value="387.452128834197" calcext:value-type="float">
            <text:p>387.452128834197</text:p>
          </table:table-cell>
          <table:table-cell office:value-type="float" office:value="275432.683937824" calcext:value-type="float">
            <text:p>275432.683937824</text:p>
          </table:table-cell>
          <table:table-cell office:value-type="float" office:value="249314.067357513" calcext:value-type="float">
            <text:p>249314.067357513</text:p>
          </table:table-cell>
          <table:table-cell office:value-type="float" office:value="149.473508273441" calcext:value-type="float">
            <text:p>149.473508273441</text:p>
          </table:table-cell>
          <table:table-cell office:value-type="float" office:value="32.3316062176166" calcext:value-type="float">
            <text:p>32.3316062176166</text:p>
          </table:table-cell>
          <table:table-cell office:value-type="float" office:value="298.947016546883" calcext:value-type="float">
            <text:p>298.947016546883</text:p>
          </table:table-cell>
          <table:table-cell office:value-type="float" office:value="64.6632124352332" calcext:value-type="float">
            <text:p>64.6632124352332</text:p>
          </table:table-cell>
          <table:table-cell office:value-type="float" office:value="523.157278957045" calcext:value-type="float">
            <text:p>523.157278957045</text:p>
          </table:table-cell>
          <table:table-cell office:value-type="float" office:value="113.160621761658" calcext:value-type="float">
            <text:p>113.160621761658</text:p>
          </table:table-cell>
          <table:table-cell office:value-type="float" office:value="117.710387765335" calcext:value-type="float">
            <text:p>117.710387765335</text:p>
          </table:table-cell>
          <table:table-cell office:value-type="float" office:value="25.4611398963731" calcext:value-type="float">
            <text:p>25.4611398963731</text:p>
          </table:table-cell>
          <table:table-cell office:value-type="float" office:value="52690.9064014708" calcext:value-type="float">
            <text:p>52690.9064014708</text:p>
          </table:table-cell>
          <table:table-cell office:value-type="float" office:value="11397.214507772" calcext:value-type="float">
            <text:p>11397.214507772</text:p>
          </table:table-cell>
          <table:table-cell office:value-type="float" office:value="2.29076254307009" calcext:value-type="float">
            <text:p>2.29076254307009</text:p>
          </table:table-cell>
          <table:table-cell office:value-type="float" office:value="2.28582022330372" calcext:value-type="float">
            <text:p>2.28582022330372</text:p>
          </table:table-cell>
          <table:table-cell office:value-type="float" office:value="1.45296025079133" calcext:value-type="float">
            <text:p>1.45296025079133</text:p>
          </table:table-cell>
          <table:table-cell office:value-type="float" office:value="1.97012926642514" calcext:value-type="float">
            <text:p>1.97012926642514</text:p>
          </table:table-cell>
          <table:table-cell office:value-type="float" office:value="8.25946180895148" calcext:value-type="float">
            <text:p>8.25946180895148</text:p>
          </table:table-cell>
          <table:table-cell office:value-type="float" office:value="8.24164202161409" calcext:value-type="float">
            <text:p>8.24164202161409</text:p>
          </table:table-cell>
          <table:table-cell office:value-type="float" office:value="12.887448132171" calcext:value-type="float">
            <text:p>12.887448132171</text:p>
          </table:table-cell>
          <table:table-cell office:value-type="float" office:value="12.8596434651904" calcext:value-type="float">
            <text:p>12.8596434651904</text:p>
          </table:table-cell>
          <table:table-cell office:value-type="float" office:value="6.11326333565327" calcext:value-type="float">
            <text:p>6.11326333565327</text:p>
          </table:table-cell>
          <table:table-cell office:value-type="float" office:value="6.10007397112824" calcext:value-type="float">
            <text:p>6.10007397112824</text:p>
          </table:table-cell>
          <table:table-cell office:value-type="float" office:value="155.073457565318" calcext:value-type="float">
            <text:p>155.073457565318</text:p>
          </table:table-cell>
          <table:table-cell office:value-type="float" office:value="154.738886609073" calcext:value-type="float">
            <text:p>154.738886609073</text:p>
          </table:table-cell>
          <table:table-cell office:value-type="float" office:value="3.94025853285029" calcext:value-type="float">
            <text:p>3.94025853285029</text:p>
          </table:table-cell>
          <table:table-cell office:value-type="float" office:value="2.90592050158266" calcext:value-type="float">
            <text:p>2.90592050158266</text:p>
          </table:table-cell>
          <table:table-cell office:value-type="float" office:value="4.10959218451622" calcext:value-type="float">
            <text:p>4.10959218451622</text:p>
          </table:table-cell>
          <table:table-cell office:value-type="float" office:value="5.57236705641319" calcext:value-type="float">
            <text:p>5.57236705641319</text:p>
          </table:table-cell>
          <table:table-cell office:value-type="float" office:value="73.9793377006859" calcext:value-type="float">
            <text:p>73.9793377006859</text:p>
          </table:table-cell>
          <table:table-cell office:value-type="float" office:value="54.5593829251657" calcext:value-type="float">
            <text:p>54.5593829251657</text:p>
          </table:table-cell>
          <table:table-cell office:value-type="float" office:value="3.4966325769572" calcext:value-type="float">
            <text:p>3.4966325769572</text:p>
          </table:table-cell>
          <table:table-cell office:value-type="float" office:value="2.57874862960618" calcext:value-type="float">
            <text:p>2.57874862960618</text:p>
          </table:table-cell>
          <table:table-cell office:value-type="float" office:value="7.37154872261916" calcext:value-type="float">
            <text:p>7.37154872261916</text:p>
          </table:table-cell>
          <table:table-cell office:value-type="float" office:value="5.4364794550623" calcext:value-type="float">
            <text:p>5.43647945506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20</text:p>
          </table:table-cell>
          <table:table-cell office:value-type="string" calcext:value-type="string">
            <text:p>YOLOv2</text:p>
          </table:table-cell>
          <table:table-cell office:value-type="float" office:value="0" calcext:value-type="float">
            <text:p>0</text:p>
          </table:table-cell>
          <table:table-cell office:value-type="float" office:value="3.67875647668394" calcext:value-type="float">
            <text:p>3.67875647668394</text:p>
          </table:table-cell>
          <table:table-cell office:value-type="float" office:value="16" calcext:value-type="float">
            <text:p>16</text:p>
          </table:table-cell>
          <table:table-cell office:value-type="float" office:value="17.6165803108808" calcext:value-type="float">
            <text:p>17.6165803108808</text:p>
          </table:table-cell>
          <table:table-cell office:value-type="float" office:value="77" calcext:value-type="float">
            <text:p>77</text:p>
          </table:table-cell>
          <table:table-cell office:value-type="float" office:value="2.57615326759151" calcext:value-type="float">
            <text:p>2.57615326759151</text:p>
          </table:table-cell>
          <table:table-cell office:value-type="float" office:value="10" calcext:value-type="float">
            <text:p>10</text:p>
          </table:table-cell>
          <table:table-cell office:value-type="float" office:value="31.6580310880829" calcext:value-type="float">
            <text:p>31.6580310880829</text:p>
          </table:table-cell>
          <table:table-cell office:value-type="float" office:value="47" calcext:value-type="float">
            <text:p>47</text:p>
          </table:table-cell>
          <table:table-cell office:value-type="float" office:value="4.7887323943662" calcext:value-type="float">
            <text:p>4.7887323943662</text:p>
          </table:table-cell>
          <table:table-cell office:value-type="float" office:value="12.288877174486" calcext:value-type="float">
            <text:p>12.288877174486</text:p>
          </table:table-cell>
          <table:table-cell office:value-type="float" office:value="47.8238341968912" calcext:value-type="float">
            <text:p>47.8238341968912</text:p>
          </table:table-cell>
          <table:table-cell office:value-type="float" office:value="229.015544041451" calcext:value-type="float">
            <text:p>229.015544041451</text:p>
          </table:table-cell>
          <table:table-cell office:value-type="float" office:value="116.432642487047" calcext:value-type="float">
            <text:p>116.432642487047</text:p>
          </table:table-cell>
          <table:table-cell office:value-type="float" office:value="557.564766839378" calcext:value-type="float">
            <text:p>557.564766839378</text:p>
          </table:table-cell>
          <table:table-cell office:value-type="float" office:value="26.1991439497409" calcext:value-type="float">
            <text:p>26.1991439497409</text:p>
          </table:table-cell>
          <table:table-cell office:value-type="float" office:value="125.460689336788" calcext:value-type="float">
            <text:p>125.460689336788</text:p>
          </table:table-cell>
          <table:table-cell office:value-type="float" office:value="16858.3797927461" calcext:value-type="float">
            <text:p>16858.3797927461</text:p>
          </table:table-cell>
          <table:table-cell office:value-type="float" office:value="80730.2694300518" calcext:value-type="float">
            <text:p>80730.2694300518</text:p>
          </table:table-cell>
          <table:table-cell office:value-type="float" office:value="10.304613070366" calcext:value-type="float">
            <text:p>10.304613070366</text:p>
          </table:table-cell>
          <table:table-cell office:value-type="float" office:value="126.632124352332" calcext:value-type="float">
            <text:p>126.632124352332</text:p>
          </table:table-cell>
          <table:table-cell office:value-type="float" office:value="20.6092261407321" calcext:value-type="float">
            <text:p>20.6092261407321</text:p>
          </table:table-cell>
          <table:table-cell office:value-type="float" office:value="253.264248704663" calcext:value-type="float">
            <text:p>253.264248704663</text:p>
          </table:table-cell>
          <table:table-cell office:value-type="float" office:value="36.0661457462811" calcext:value-type="float">
            <text:p>36.0661457462811</text:p>
          </table:table-cell>
          <table:table-cell office:value-type="float" office:value="443.212435233161" calcext:value-type="float">
            <text:p>443.212435233161</text:p>
          </table:table-cell>
          <table:table-cell office:value-type="float" office:value="8.11488279291325" calcext:value-type="float">
            <text:p>8.11488279291325</text:p>
          </table:table-cell>
          <table:table-cell office:value-type="float" office:value="99.7227979274611" calcext:value-type="float">
            <text:p>99.7227979274611</text:p>
          </table:table-cell>
          <table:table-cell office:value-type="float" office:value="3632.47915343473" calcext:value-type="float">
            <text:p>3632.47915343473</text:p>
          </table:table-cell>
          <table:table-cell office:value-type="float" office:value="44639.0901554404" calcext:value-type="float">
            <text:p>44639.0901554404</text:p>
          </table:table-cell>
          <table:table-cell office:value-type="float" office:value="0.939824148472369" calcext:value-type="float">
            <text:p>0.939824148472369</text:p>
          </table:table-cell>
          <table:table-cell office:value-type="float" office:value="0.93750051028405" calcext:value-type="float">
            <text:p>0.93750051028405</text:p>
          </table:table-cell>
          <table:table-cell office:value-type="float" office:value="0.99481407271809" calcext:value-type="float">
            <text:p>0.99481407271809</text:p>
          </table:table-cell>
          <table:table-cell office:value-type="float" office:value="1.60860381002178" calcext:value-type="float">
            <text:p>1.60860381002178</text:p>
          </table:table-cell>
          <table:table-cell office:value-type="float" office:value="3.38858415723641" calcext:value-type="float">
            <text:p>3.38858415723641</text:p>
          </table:table-cell>
          <table:table-cell office:value-type="float" office:value="3.3802061606028" calcext:value-type="float">
            <text:p>3.3802061606028</text:p>
          </table:table-cell>
          <table:table-cell office:value-type="float" office:value="5.28729396394223" calcext:value-type="float">
            <text:p>5.28729396394223</text:p>
          </table:table-cell>
          <table:table-cell office:value-type="float" office:value="5.27422156291119" calcext:value-type="float">
            <text:p>5.27422156291119</text:p>
          </table:table-cell>
          <table:table-cell office:value-type="float" office:value="2.50806986791293" calcext:value-type="float">
            <text:p>2.50806986791293</text:p>
          </table:table-cell>
          <table:table-cell office:value-type="float" office:value="2.50186887070135" calcext:value-type="float">
            <text:p>2.50186887070135</text:p>
          </table:table-cell>
          <table:table-cell office:value-type="float" office:value="63.6215135645038" calcext:value-type="float">
            <text:p>63.6215135645038</text:p>
          </table:table-cell>
          <table:table-cell office:value-type="float" office:value="63.4642145860115" calcext:value-type="float">
            <text:p>63.4642145860115</text:p>
          </table:table-cell>
          <table:table-cell office:value-type="float" office:value="3.21720762004356" calcext:value-type="float">
            <text:p>3.21720762004356</text:p>
          </table:table-cell>
          <table:table-cell office:value-type="float" office:value="1.98962814543618" calcext:value-type="float">
            <text:p>1.98962814543618</text:p>
          </table:table-cell>
          <table:table-cell office:value-type="float" office:value="2.81375910735508" calcext:value-type="float">
            <text:p>2.81375910735508</text:p>
          </table:table-cell>
          <table:table-cell office:value-type="float" office:value="4.54981864923566" calcext:value-type="float">
            <text:p>4.54981864923566</text:p>
          </table:table-cell>
          <table:table-cell office:value-type="float" office:value="60.4038762919076" calcext:value-type="float">
            <text:p>60.4038762919076</text:p>
          </table:table-cell>
          <table:table-cell office:value-type="float" office:value="37.3557651719716" calcext:value-type="float">
            <text:p>37.3557651719716</text:p>
          </table:table-cell>
          <table:table-cell office:value-type="float" office:value="2.85498854384606" calcext:value-type="float">
            <text:p>2.85498854384606</text:p>
          </table:table-cell>
          <table:table-cell office:value-type="float" office:value="1.76561982706515" calcext:value-type="float">
            <text:p>1.76561982706515</text:p>
          </table:table-cell>
          <table:table-cell office:value-type="float" office:value="6.01884432816069" calcext:value-type="float">
            <text:p>6.01884432816069</text:p>
          </table:table-cell>
          <table:table-cell office:value-type="float" office:value="3.72225342365231" calcext:value-type="float">
            <text:p>3.722253423652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20</text:p>
          </table:table-cell>
          <table:table-cell office:value-type="string" calcext:value-type="string">
            <text:p>HotSpot</text:p>
          </table:table-cell>
          <table:table-cell office:value-type="float" office:value="1024" calcext:value-type="float">
            <text:p>1024</text:p>
          </table:table-cell>
          <table:table-cell office:value-type="float" office:value="68.9119170984456" calcext:value-type="float">
            <text:p>68.9119170984456</text:p>
          </table:table-cell>
          <table:table-cell office:value-type="float" office:value="47" calcext:value-type="float">
            <text:p>47</text:p>
          </table:table-cell>
          <table:table-cell office:value-type="float" office:value="58.5492227979275" calcext:value-type="float">
            <text:p>58.5492227979275</text:p>
          </table:table-cell>
          <table:table-cell office:value-type="float" office:value="43" calcext:value-type="float">
            <text:p>43</text:p>
          </table:table-cell>
          <table:table-cell office:value-type="float" office:value="32.5557830519806" calcext:value-type="float">
            <text:p>32.5557830519806</text:p>
          </table:table-cell>
          <table:table-cell office:value-type="float" office:value="70" calcext:value-type="float">
            <text:p>70</text:p>
          </table:table-cell>
          <table:table-cell office:value-type="float" office:value="6.78756476683938" calcext:value-type="float">
            <text:p>6.78756476683938</text:p>
          </table:table-cell>
          <table:table-cell office:value-type="float" office:value="8" calcext:value-type="float">
            <text:p>8</text:p>
          </table:table-cell>
          <table:table-cell office:value-type="float" office:value="0.849624060150376" calcext:value-type="float">
            <text:p>0.849624060150376</text:p>
          </table:table-cell>
          <table:table-cell office:value-type="float" office:value="0.208490293598588" calcext:value-type="float">
            <text:p>0.208490293598588</text:p>
          </table:table-cell>
          <table:table-cell office:value-type="float" office:value="895.854922279793" calcext:value-type="float">
            <text:p>895.854922279793</text:p>
          </table:table-cell>
          <table:table-cell office:value-type="float" office:value="761.139896373057" calcext:value-type="float">
            <text:p>761.139896373057</text:p>
          </table:table-cell>
          <table:table-cell office:value-type="float" office:value="2181.0621761658" calcext:value-type="float">
            <text:p>2181.0621761658</text:p>
          </table:table-cell>
          <table:table-cell office:value-type="float" office:value="1853.0829015544" calcext:value-type="float">
            <text:p>1853.0829015544</text:p>
          </table:table-cell>
          <table:table-cell office:value-type="float" office:value="490.772696523316" calcext:value-type="float">
            <text:p>490.772696523316</text:p>
          </table:table-cell>
          <table:table-cell office:value-type="float" office:value="416.972291031088" calcext:value-type="float">
            <text:p>416.972291031088</text:p>
          </table:table-cell>
          <table:table-cell office:value-type="float" office:value="315797.81865285" calcext:value-type="float">
            <text:p>315797.81865285</text:p>
          </table:table-cell>
          <table:table-cell office:value-type="float" office:value="268309.424870466" calcext:value-type="float">
            <text:p>268309.424870466</text:p>
          </table:table-cell>
          <table:table-cell office:value-type="float" office:value="130.223132207922" calcext:value-type="float">
            <text:p>130.223132207922</text:p>
          </table:table-cell>
          <table:table-cell office:value-type="float" office:value="27.1502590673575" calcext:value-type="float">
            <text:p>27.1502590673575</text:p>
          </table:table-cell>
          <table:table-cell office:value-type="float" office:value="260.446264415845" calcext:value-type="float">
            <text:p>260.446264415845</text:p>
          </table:table-cell>
          <table:table-cell office:value-type="float" office:value="54.300518134715" calcext:value-type="float">
            <text:p>54.300518134715</text:p>
          </table:table-cell>
          <table:table-cell office:value-type="float" office:value="455.780962727729" calcext:value-type="float">
            <text:p>455.780962727729</text:p>
          </table:table-cell>
          <table:table-cell office:value-type="float" office:value="95.0259067357513" calcext:value-type="float">
            <text:p>95.0259067357513</text:p>
          </table:table-cell>
          <table:table-cell office:value-type="float" office:value="102.550716613739" calcext:value-type="float">
            <text:p>102.550716613739</text:p>
          </table:table-cell>
          <table:table-cell office:value-type="float" office:value="21.380829015544" calcext:value-type="float">
            <text:p>21.380829015544</text:p>
          </table:table-cell>
          <table:table-cell office:value-type="float" office:value="45904.9563346147" calcext:value-type="float">
            <text:p>45904.9563346147</text:p>
          </table:table-cell>
          <table:table-cell office:value-type="float" office:value="9570.7378238342" calcext:value-type="float">
            <text:p>9570.7378238342</text:p>
          </table:table-cell>
          <table:table-cell office:value-type="float" office:value="2.37330912138444" calcext:value-type="float">
            <text:p>2.37330912138444</text:p>
          </table:table-cell>
          <table:table-cell office:value-type="float" office:value="2.2870855542743" calcext:value-type="float">
            <text:p>2.2870855542743</text:p>
          </table:table-cell>
          <table:table-cell office:value-type="float" office:value="1.33666053053597" calcext:value-type="float">
            <text:p>1.33666053053597</text:p>
          </table:table-cell>
          <table:table-cell office:value-type="float" office:value="1.80537768930389" calcext:value-type="float">
            <text:p>1.80537768930389</text:p>
          </table:table-cell>
          <table:table-cell office:value-type="float" office:value="8.55708772967797" calcext:value-type="float">
            <text:p>8.55708772967797</text:p>
          </table:table-cell>
          <table:table-cell office:value-type="float" office:value="8.24620423730897" calcext:value-type="float">
            <text:p>8.24620423730897</text:p>
          </table:table-cell>
          <table:table-cell office:value-type="float" office:value="13.3518414189097" calcext:value-type="float">
            <text:p>13.3518414189097</text:p>
          </table:table-cell>
          <table:table-cell office:value-type="float" office:value="12.8667620062643" calcext:value-type="float">
            <text:p>12.8667620062643</text:p>
          </table:table-cell>
          <table:table-cell office:value-type="float" office:value="6.33355197806159" calcext:value-type="float">
            <text:p>6.33355197806159</text:p>
          </table:table-cell>
          <table:table-cell office:value-type="float" office:value="6.10345070760115" calcext:value-type="float">
            <text:p>6.10345070760115</text:p>
          </table:table-cell>
          <table:table-cell office:value-type="float" office:value="160.661458533867" calcext:value-type="float">
            <text:p>160.661458533867</text:p>
          </table:table-cell>
          <table:table-cell office:value-type="float" office:value="154.824543347772" calcext:value-type="float">
            <text:p>154.824543347772</text:p>
          </table:table-cell>
          <table:table-cell office:value-type="float" office:value="3.61075537860779" calcext:value-type="float">
            <text:p>3.61075537860779</text:p>
          </table:table-cell>
          <table:table-cell office:value-type="float" office:value="2.67332106107194" calcext:value-type="float">
            <text:p>2.67332106107194</text:p>
          </table:table-cell>
          <table:table-cell office:value-type="float" office:value="3.78064690114557" calcext:value-type="float">
            <text:p>3.78064690114557</text:p>
          </table:table-cell>
          <table:table-cell office:value-type="float" office:value="5.10637922683873" calcext:value-type="float">
            <text:p>5.10637922683873</text:p>
          </table:table-cell>
          <table:table-cell office:value-type="float" office:value="67.7928337142296" calcext:value-type="float">
            <text:p>67.7928337142296</text:p>
          </table:table-cell>
          <table:table-cell office:value-type="float" office:value="50.1922703575327" calcext:value-type="float">
            <text:p>50.1922703575327</text:p>
          </table:table-cell>
          <table:table-cell office:value-type="float" office:value="3.20422753456496" calcext:value-type="float">
            <text:p>3.20422753456496</text:p>
          </table:table-cell>
          <table:table-cell office:value-type="float" office:value="2.37233710247131" calcext:value-type="float">
            <text:p>2.37233710247131</text:p>
          </table:table-cell>
          <table:table-cell office:value-type="float" office:value="6.75510476710079" calcext:value-type="float">
            <text:p>6.75510476710079</text:p>
          </table:table-cell>
          <table:table-cell office:value-type="float" office:value="5.00132574768908" calcext:value-type="float">
            <text:p>5.001325747689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itanV</text:p>
          </table:table-cell>
          <table:table-cell office:value-type="string" calcext:value-type="string">
            <text:p>MxM</text:p>
          </table:table-cell>
          <table:table-cell office:value-type="float" office:value="8096" calcext:value-type="float">
            <text:p>8096</text:p>
          </table:table-cell>
          <table:table-cell office:value-type="float" office:value="82.9015544041451" calcext:value-type="float">
            <text:p>82.9015544041451</text:p>
          </table:table-cell>
          <table:table-cell office:value-type="float" office:value="22" calcext:value-type="float">
            <text:p>22</text:p>
          </table:table-cell>
          <table:table-cell office:value-type="float" office:value="7.25388601036269" calcext:value-type="float">
            <text:p>7.25388601036269</text:p>
          </table:table-cell>
          <table:table-cell office:value-type="float" office:value="2" calcext:value-type="float">
            <text:p>2</text:p>
          </table:table-cell>
          <table:table-cell office:value-type="float" office:value="29.7248453952866" calcext:value-type="float">
            <text:p>29.7248453952866</text:p>
          </table:table-cell>
          <table:table-cell office:value-type="float" office:value="202" calcext:value-type="float">
            <text:p>202</text:p>
          </table:table-cell>
          <table:table-cell office:value-type="float" office:value="2.70466321243523" calcext:value-type="float">
            <text:p>2.70466321243523</text:p>
          </table:table-cell>
          <table:table-cell office:value-type="float" office:value="10" calcext:value-type="float">
            <text:p>10</text:p>
          </table:table-cell>
          <table:table-cell office:value-type="float" office:value="0.0875" calcext:value-type="float">
            <text:p>0.0875</text:p>
          </table:table-cell>
          <table:table-cell office:value-type="float" office:value="0.0909899841855561" calcext:value-type="float">
            <text:p>0.090989984185556</text:p>
          </table:table-cell>
          <table:table-cell office:value-type="float" office:value="1077.72020725389" calcext:value-type="float">
            <text:p>1077.72020725389</text:p>
          </table:table-cell>
          <table:table-cell office:value-type="float" office:value="94.300518134715" calcext:value-type="float">
            <text:p>94.300518134715</text:p>
          </table:table-cell>
          <table:table-cell office:value-type="float" office:value="2623.83419689119" calcext:value-type="float">
            <text:p>2623.83419689119</text:p>
          </table:table-cell>
          <table:table-cell office:value-type="float" office:value="229.585492227979" calcext:value-type="float">
            <text:p>229.585492227979</text:p>
          </table:table-cell>
          <table:table-cell office:value-type="float" office:value="590.403243937824" calcext:value-type="float">
            <text:p>590.403243937824</text:p>
          </table:table-cell>
          <table:table-cell office:value-type="float" office:value="51.6602838445596" calcext:value-type="float">
            <text:p>51.6602838445596</text:p>
          </table:table-cell>
          <table:table-cell office:value-type="float" office:value="379907.150259067" calcext:value-type="float">
            <text:p>379907.150259067</text:p>
          </table:table-cell>
          <table:table-cell office:value-type="float" office:value="33241.8756476684" calcext:value-type="float">
            <text:p>33241.8756476684</text:p>
          </table:table-cell>
          <table:table-cell office:value-type="float" office:value="118.899381581147" calcext:value-type="float">
            <text:p>118.899381581147</text:p>
          </table:table-cell>
          <table:table-cell office:value-type="float" office:value="10.8186528497409" calcext:value-type="float">
            <text:p>10.8186528497409</text:p>
          </table:table-cell>
          <table:table-cell office:value-type="float" office:value="237.798763162293" calcext:value-type="float">
            <text:p>237.798763162293</text:p>
          </table:table-cell>
          <table:table-cell office:value-type="float" office:value="21.6373056994819" calcext:value-type="float">
            <text:p>21.6373056994819</text:p>
          </table:table-cell>
          <table:table-cell office:value-type="float" office:value="416.147835534013" calcext:value-type="float">
            <text:p>416.147835534013</text:p>
          </table:table-cell>
          <table:table-cell office:value-type="float" office:value="37.8652849740933" calcext:value-type="float">
            <text:p>37.8652849740933</text:p>
          </table:table-cell>
          <table:table-cell office:value-type="float" office:value="93.6332629951529" calcext:value-type="float">
            <text:p>93.6332629951529</text:p>
          </table:table-cell>
          <table:table-cell office:value-type="float" office:value="8.51968911917098" calcext:value-type="float">
            <text:p>8.51968911917098</text:p>
          </table:table-cell>
          <table:table-cell office:value-type="float" office:value="41913.22100117" calcext:value-type="float">
            <text:p>41913.22100117</text:p>
          </table:table-cell>
          <table:table-cell office:value-type="float" office:value="3813.68331606218" calcext:value-type="float">
            <text:p>3813.68331606218</text:p>
          </table:table-cell>
          <table:table-cell office:value-type="float" office:value="3.80474949240458" calcext:value-type="float">
            <text:p>3.80474949240458</text:p>
          </table:table-cell>
          <table:table-cell office:value-type="float" office:value="3.73272879388587" calcext:value-type="float">
            <text:p>3.73272879388587</text:p>
          </table:table-cell>
          <table:table-cell office:value-type="float" office:value="0.751865554624204" calcext:value-type="float">
            <text:p>0.751865554624204</text:p>
          </table:table-cell>
          <table:table-cell office:value-type="float" office:value="1.01932498237271" calcext:value-type="float">
            <text:p>1.01932498237271</text:p>
          </table:table-cell>
          <table:table-cell office:value-type="float" office:value="13.7182193851603" calcext:value-type="float">
            <text:p>13.7182193851603</text:p>
          </table:table-cell>
          <table:table-cell office:value-type="float" office:value="13.4585450637564" calcext:value-type="float">
            <text:p>13.4585450637564</text:p>
          </table:table-cell>
          <table:table-cell office:value-type="float" office:value="21.4048862845265" calcext:value-type="float">
            <text:p>21.4048862845265</text:p>
          </table:table-cell>
          <table:table-cell office:value-type="float" office:value="20.999709842555" calcext:value-type="float">
            <text:p>20.999709842555</text:p>
          </table:table-cell>
          <table:table-cell office:value-type="float" office:value="10.153577743632" calcext:value-type="float">
            <text:p>10.153577743632</text:p>
          </table:table-cell>
          <table:table-cell office:value-type="float" office:value="9.96137908166485" calcext:value-type="float">
            <text:p>9.96137908166485</text:p>
          </table:table-cell>
          <table:table-cell office:value-type="float" office:value="257.562993921808" calcext:value-type="float">
            <text:p>257.562993921808</text:p>
          </table:table-cell>
          <table:table-cell office:value-type="float" office:value="252.687543705742" calcext:value-type="float">
            <text:p>252.687543705742</text:p>
          </table:table-cell>
          <table:table-cell office:value-type="float" office:value="2.03864996474541" calcext:value-type="float">
            <text:p>2.03864996474541</text:p>
          </table:table-cell>
          <table:table-cell office:value-type="float" office:value="1.50373110924841" calcext:value-type="float">
            <text:p>1.50373110924841</text:p>
          </table:table-cell>
          <table:table-cell office:value-type="float" office:value="2.12659692886144" calcext:value-type="float">
            <text:p>2.12659692886144</text:p>
          </table:table-cell>
          <table:table-cell office:value-type="float" office:value="2.8830864290744" calcext:value-type="float">
            <text:p>2.8830864290744</text:p>
          </table:table-cell>
          <table:table-cell office:value-type="float" office:value="38.276162068557" calcext:value-type="float">
            <text:p>38.276162068557</text:p>
          </table:table-cell>
          <table:table-cell office:value-type="float" office:value="28.2329270058437" calcext:value-type="float">
            <text:p>28.2329270058437</text:p>
          </table:table-cell>
          <table:table-cell office:value-type="float" office:value="1.80912237618706" calcext:value-type="float">
            <text:p>1.80912237618706</text:p>
          </table:table-cell>
          <table:table-cell office:value-type="float" office:value="1.33442898219637" calcext:value-type="float">
            <text:p>1.33442898219637</text:p>
          </table:table-cell>
          <table:table-cell office:value-type="float" office:value="3.81396484981806" calcext:value-type="float">
            <text:p>3.81396484981806</text:p>
          </table:table-cell>
          <table:table-cell office:value-type="float" office:value="2.81322330632054" calcext:value-type="float">
            <text:p>2.813223306320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itanX</text:p>
          </table:table-cell>
          <table:table-cell office:value-type="string" calcext:value-type="string">
            <text:p>MxM</text:p>
          </table:table-cell>
          <table:table-cell office:value-type="float" office:value="8096" calcext:value-type="float">
            <text:p>8096</text:p>
          </table:table-cell>
          <table:table-cell office:value-type="float" office:value="55.440414507772" calcext:value-type="float">
            <text:p>55.440414507772</text:p>
          </table:table-cell>
          <table:table-cell office:value-type="float" office:value="103" calcext:value-type="float">
            <text:p>103</text:p>
          </table:table-cell>
          <table:table-cell office:value-type="float" office:value="19.8445595854922" calcext:value-type="float">
            <text:p>19.8445595854922</text:p>
          </table:table-cell>
          <table:table-cell office:value-type="float" office:value="37" calcext:value-type="float">
            <text:p>37</text:p>
          </table:table-cell>
          <table:table-cell office:value-type="float" office:value="8.91745361858599" calcext:value-type="float">
            <text:p>8.91745361858599</text:p>
          </table:table-cell>
          <table:table-cell office:value-type="float" office:value="64" calcext:value-type="float">
            <text:p>64</text:p>
          </table:table-cell>
          <table:table-cell office:value-type="float" office:value="1.27461139896373" calcext:value-type="float">
            <text:p>1.27461139896373</text:p>
          </table:table-cell>
          <table:table-cell office:value-type="float" office:value="5" calcext:value-type="float">
            <text:p>5</text:p>
          </table:table-cell>
          <table:table-cell office:value-type="float" office:value="0.357943925233645" calcext:value-type="float">
            <text:p>0.357943925233645</text:p>
          </table:table-cell>
          <table:table-cell office:value-type="float" office:value="0.142934457916008" calcext:value-type="float">
            <text:p>0.142934457916008</text:p>
          </table:table-cell>
          <table:table-cell office:value-type="float" office:value="720.725388601036" calcext:value-type="float">
            <text:p>720.725388601036</text:p>
          </table:table-cell>
          <table:table-cell office:value-type="float" office:value="257.979274611399" calcext:value-type="float">
            <text:p>257.979274611399</text:p>
          </table:table-cell>
          <table:table-cell office:value-type="float" office:value="1754.68911917098" calcext:value-type="float">
            <text:p>1754.68911917098</text:p>
          </table:table-cell>
          <table:table-cell office:value-type="float" office:value="628.080310880829" calcext:value-type="float">
            <text:p>628.080310880829</text:p>
          </table:table-cell>
          <table:table-cell office:value-type="float" office:value="394.83216938342" calcext:value-type="float">
            <text:p>394.83216938342</text:p>
          </table:table-cell>
          <table:table-cell office:value-type="float" office:value="141.327776517617" calcext:value-type="float">
            <text:p>141.327776517617</text:p>
          </table:table-cell>
          <table:table-cell office:value-type="float" office:value="254062.906735751" calcext:value-type="float">
            <text:p>254062.906735751</text:p>
          </table:table-cell>
          <table:table-cell office:value-type="float" office:value="90940.2740932642" calcext:value-type="float">
            <text:p>90940.2740932642</text:p>
          </table:table-cell>
          <table:table-cell office:value-type="float" office:value="35.669814474344" calcext:value-type="float">
            <text:p>35.669814474344</text:p>
          </table:table-cell>
          <table:table-cell office:value-type="float" office:value="5.09844559585492" calcext:value-type="float">
            <text:p>5.09844559585492</text:p>
          </table:table-cell>
          <table:table-cell office:value-type="float" office:value="71.3396289486879" calcext:value-type="float">
            <text:p>71.3396289486879</text:p>
          </table:table-cell>
          <table:table-cell office:value-type="float" office:value="10.1968911917098" calcext:value-type="float">
            <text:p>10.1968911917098</text:p>
          </table:table-cell>
          <table:table-cell office:value-type="float" office:value="124.844350660204" calcext:value-type="float">
            <text:p>124.844350660204</text:p>
          </table:table-cell>
          <table:table-cell office:value-type="float" office:value="17.8445595854922" calcext:value-type="float">
            <text:p>17.8445595854922</text:p>
          </table:table-cell>
          <table:table-cell office:value-type="float" office:value="28.0899788985459" calcext:value-type="float">
            <text:p>28.0899788985459</text:p>
          </table:table-cell>
          <table:table-cell office:value-type="float" office:value="4.01502590673575" calcext:value-type="float">
            <text:p>4.01502590673575</text:p>
          </table:table-cell>
          <table:table-cell office:value-type="float" office:value="12573.966300351" calcext:value-type="float">
            <text:p>12573.966300351</text:p>
          </table:table-cell>
          <table:table-cell office:value-type="float" office:value="1797.25305699482" calcext:value-type="float">
            <text:p>1797.25305699482</text:p>
          </table:table-cell>
          <table:table-cell office:value-type="float" office:value="1.43797287325055" calcext:value-type="float">
            <text:p>1.43797287325055</text:p>
          </table:table-cell>
          <table:table-cell office:value-type="float" office:value="1.43540991511914" calcext:value-type="float">
            <text:p>1.43540991511914</text:p>
          </table:table-cell>
          <table:table-cell office:value-type="float" office:value="0.731621591709556" calcext:value-type="float">
            <text:p>0.731621591709556</text:p>
          </table:table-cell>
          <table:table-cell office:value-type="float" office:value="0.989600641699374" calcext:value-type="float">
            <text:p>0.989600641699374</text:p>
          </table:table-cell>
          <table:table-cell office:value-type="float" office:value="5.18468492723113" calcext:value-type="float">
            <text:p>5.18468492723113</text:p>
          </table:table-cell>
          <table:table-cell office:value-type="float" office:value="5.17544405027149" calcext:value-type="float">
            <text:p>5.17544405027149</text:p>
          </table:table-cell>
          <table:table-cell office:value-type="float" office:value="8.08979563401143" calcext:value-type="float">
            <text:p>8.08979563401143</text:p>
          </table:table-cell>
          <table:table-cell office:value-type="float" office:value="8.07537685888203" calcext:value-type="float">
            <text:p>8.07537685888203</text:p>
          </table:table-cell>
          <table:table-cell office:value-type="float" office:value="3.83745878432482" calcext:value-type="float">
            <text:p>3.83745878432482</text:p>
          </table:table-cell>
          <table:table-cell office:value-type="float" office:value="3.83061912387074" calcext:value-type="float">
            <text:p>3.83061912387074</text:p>
          </table:table-cell>
          <table:table-cell office:value-type="float" office:value="97.3437539454627" calcext:value-type="float">
            <text:p>97.3437539454627</text:p>
          </table:table-cell>
          <table:table-cell office:value-type="float" office:value="97.1702541734177" calcext:value-type="float">
            <text:p>97.1702541734177</text:p>
          </table:table-cell>
          <table:table-cell office:value-type="float" office:value="1.97920128339875" calcext:value-type="float">
            <text:p>1.97920128339875</text:p>
          </table:table-cell>
          <table:table-cell office:value-type="float" office:value="1.46324318341911" calcext:value-type="float">
            <text:p>1.46324318341911</text:p>
          </table:table-cell>
          <table:table-cell office:value-type="float" office:value="2.06933835504129" calcext:value-type="float">
            <text:p>2.06933835504129</text:p>
          </table:table-cell>
          <table:table-cell office:value-type="float" office:value="2.79901329764875" calcext:value-type="float">
            <text:p>2.79901329764875</text:p>
          </table:table-cell>
          <table:table-cell office:value-type="float" office:value="37.1599982339916" calcext:value-type="float">
            <text:p>37.1599982339916</text:p>
          </table:table-cell>
          <table:table-cell office:value-type="float" office:value="27.4727560899624" calcext:value-type="float">
            <text:p>27.4727560899624</text:p>
          </table:table-cell>
          <table:table-cell office:value-type="float" office:value="1.75636690491002" calcext:value-type="float">
            <text:p>1.75636690491002</text:p>
          </table:table-cell>
          <table:table-cell office:value-type="float" office:value="1.29849951227762" calcext:value-type="float">
            <text:p>1.29849951227762</text:p>
          </table:table-cell>
          <table:table-cell office:value-type="float" office:value="3.7027465509707" calcext:value-type="float">
            <text:p>3.7027465509707</text:p>
          </table:table-cell>
          <table:table-cell office:value-type="float" office:value="2.73747733294337" calcext:value-type="float">
            <text:p>2.737477332943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itanX</text:p>
          </table:table-cell>
          <table:table-cell office:value-type="string" calcext:value-type="string">
            <text:p>LavaMD</text:p>
          </table:table-cell>
          <table:table-cell office:value-type="float" office:value="25" calcext:value-type="float">
            <text:p>25</text:p>
          </table:table-cell>
          <table:table-cell office:value-type="float" office:value="36.8911917098446" calcext:value-type="float">
            <text:p>36.8911917098446</text:p>
          </table:table-cell>
          <table:table-cell office:value-type="float" office:value="150" calcext:value-type="float">
            <text:p>150</text:p>
          </table:table-cell>
          <table:table-cell office:value-type="float" office:value="1.72020725388601" calcext:value-type="float">
            <text:p>1.72020725388601</text:p>
          </table:table-cell>
          <table:table-cell office:value-type="float" office:value="7" calcext:value-type="float">
            <text:p>7</text:p>
          </table:table-cell>
          <table:table-cell office:value-type="float" office:value="18.1180010028414" calcext:value-type="float">
            <text:p>18.1180010028414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466292134831461" calcext:value-type="float">
            <text:p>0.046629213483146</text:p>
          </table:table-cell>
          <table:table-cell office:value-type="string" calcext:value-type="string">
            <text:p>NA</text:p>
          </table:table-cell>
          <table:table-cell office:value-type="float" office:value="479.585492227979" calcext:value-type="float">
            <text:p>479.585492227979</text:p>
          </table:table-cell>
          <table:table-cell office:value-type="float" office:value="22.3626943005181" calcext:value-type="float">
            <text:p>22.3626943005181</text:p>
          </table:table-cell>
          <table:table-cell office:value-type="float" office:value="1167.60621761658" calcext:value-type="float">
            <text:p>1167.60621761658</text:p>
          </table:table-cell>
          <table:table-cell office:value-type="float" office:value="54.4445595854922" calcext:value-type="float">
            <text:p>54.4445595854922</text:p>
          </table:table-cell>
          <table:table-cell office:value-type="float" office:value="262.729443552332" calcext:value-type="float">
            <text:p>262.729443552332</text:p>
          </table:table-cell>
          <table:table-cell office:value-type="float" office:value="12.2508673117098" calcext:value-type="float">
            <text:p>12.2508673117098</text:p>
          </table:table-cell>
          <table:table-cell office:value-type="float" office:value="169058.681865285" calcext:value-type="float">
            <text:p>169058.681865285</text:p>
          </table:table-cell>
          <table:table-cell office:value-type="float" office:value="7883.07336787565" calcext:value-type="float">
            <text:p>7883.07336787565</text:p>
          </table:table-cell>
          <table:table-cell office:value-type="float" office:value="72.4720040113655" calcext:value-type="float">
            <text:p>72.4720040113655</text:p>
          </table:table-cell>
          <table:table-cell office:value-type="string" calcext:value-type="string">
            <text:p>NA</text:p>
          </table:table-cell>
          <table:table-cell office:value-type="float" office:value="144.944008022731" calcext:value-type="float">
            <text:p>144.944008022731</text:p>
          </table:table-cell>
          <table:table-cell office:value-type="string" calcext:value-type="string">
            <text:p>NA</text:p>
          </table:table-cell>
          <table:table-cell office:value-type="float" office:value="253.652014039779" calcext:value-type="float">
            <text:p>253.652014039779</text:p>
          </table:table-cell>
          <table:table-cell office:value-type="string" calcext:value-type="string">
            <text:p>NA</text:p>
          </table:table-cell>
          <table:table-cell office:value-type="float" office:value="57.0717031589504" calcext:value-type="float">
            <text:p>57.0717031589504</text:p>
          </table:table-cell>
          <table:table-cell office:value-type="string" calcext:value-type="string">
            <text:p>NA</text:p>
          </table:table-cell>
          <table:table-cell office:value-type="float" office:value="25547.1061340465" calcext:value-type="float">
            <text:p>25547.1061340465</text:p>
          </table:table-cell>
          <table:table-cell office:value-type="string" calcext:value-type="string">
            <text:p>NA</text:p>
          </table:table-cell>
          <table:table-cell office:value-type="float" office:value="0.972012352707992" calcext:value-type="float">
            <text:p>0.972012352707992</text:p>
          </table:table-cell>
          <table:table-cell office:value-type="float" office:value="0.971622221304475" calcext:value-type="float">
            <text:p>0.971622221304475</text:p>
          </table:table-cell>
          <table:table-cell office:value-type="float" office:value="1.03479550304184" calcext:value-type="float">
            <text:p>1.03479550304184</text:p>
          </table:table-cell>
          <table:table-cell office:value-type="string" calcext:value-type="string">
            <text:p>NA</text:p>
          </table:table-cell>
          <table:table-cell office:value-type="float" office:value="3.50464037807305" calcext:value-type="float">
            <text:p>3.50464037807305</text:p>
          </table:table-cell>
          <table:table-cell office:value-type="float" office:value="3.5032337392935" calcext:value-type="float">
            <text:p>3.5032337392935</text:p>
          </table:table-cell>
          <table:table-cell office:value-type="float" office:value="5.4683794342845" calcext:value-type="float">
            <text:p>5.4683794342845</text:p>
          </table:table-cell>
          <table:table-cell office:value-type="float" office:value="5.4661846200543" calcext:value-type="float">
            <text:p>5.4661846200543</text:p>
          </table:table-cell>
          <table:table-cell office:value-type="float" office:value="2.59396919841728" calcext:value-type="float">
            <text:p>2.59396919841728</text:p>
          </table:table-cell>
          <table:table-cell office:value-type="float" office:value="2.59292807086243" calcext:value-type="float">
            <text:p>2.59292807086243</text:p>
          </table:table-cell>
          <table:table-cell office:value-type="float" office:value="65.8004980859405" calcext:value-type="float">
            <text:p>65.8004980859405</text:p>
          </table:table-cell>
          <table:table-cell office:value-type="float" office:value="65.7740880916654" calcext:value-type="float">
            <text:p>65.7740880916654</text:p>
          </table:table-cell>
          <table:table-cell office:value-type="string" calcext:value-type="string">
            <text:p>NA</text:p>
          </table:table-cell>
          <table:table-cell office:value-type="float" office:value="2.06959100608369" calcext:value-type="float">
            <text:p>2.06959100608369</text:p>
          </table:table-cell>
          <table:table-cell office:value-type="float" office:value="2.92684366936893" calcext:value-type="float">
            <text:p>2.9268436693689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8.8570878445922" calcext:value-type="float">
            <text:p>38.8570878445922</text:p>
          </table:table-cell>
          <table:table-cell office:value-type="string" calcext:value-type="string">
            <text:p>NA</text:p>
          </table:table-cell>
          <table:table-cell office:value-type="float" office:value="1.83657982655647" calcext:value-type="float">
            <text:p>1.83657982655647</text:p>
          </table:table-cell>
          <table:table-cell office:value-type="string" calcext:value-type="string">
            <text:p>NA</text:p>
          </table:table-cell>
          <table:table-cell office:value-type="float" office:value="3.87185023775697" calcext:value-type="float">
            <text:p>3.8718502377569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itanX</text:p>
          </table:table-cell>
          <table:table-cell office:value-type="string" calcext:value-type="string">
            <text:p>HotSpot</text:p>
          </table:table-cell>
          <table:table-cell office:value-type="float" office:value="1024" calcext:value-type="float">
            <text:p>1024</text:p>
          </table:table-cell>
          <table:table-cell office:value-type="float" office:value="28.7046632124352" calcext:value-type="float">
            <text:p>28.7046632124352</text:p>
          </table:table-cell>
          <table:table-cell office:value-type="float" office:value="67" calcext:value-type="float">
            <text:p>67</text:p>
          </table:table-cell>
          <table:table-cell office:value-type="float" office:value="4.28497409326425" calcext:value-type="float">
            <text:p>4.28497409326425</text:p>
          </table:table-cell>
          <table:table-cell office:value-type="float" office:value="11" calcext:value-type="float">
            <text:p>11</text:p>
          </table:table-cell>
          <table:table-cell office:value-type="float" office:value="7.36043790740431" calcext:value-type="float">
            <text:p>7.3604379074043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4927797833935" calcext:value-type="float">
            <text:p>0.14927797833935</text:p>
          </table:table-cell>
          <table:table-cell office:value-type="float" office:value="0.13586148169174" calcext:value-type="float">
            <text:p>0.13586148169174</text:p>
          </table:table-cell>
          <table:table-cell office:value-type="float" office:value="373.160621761658" calcext:value-type="float">
            <text:p>373.160621761658</text:p>
          </table:table-cell>
          <table:table-cell office:value-type="float" office:value="55.7046632124352" calcext:value-type="float">
            <text:p>55.7046632124352</text:p>
          </table:table-cell>
          <table:table-cell office:value-type="float" office:value="908.502590673575" calcext:value-type="float">
            <text:p>908.502590673575</text:p>
          </table:table-cell>
          <table:table-cell office:value-type="float" office:value="135.619430051813" calcext:value-type="float">
            <text:p>135.619430051813</text:p>
          </table:table-cell>
          <table:table-cell office:value-type="float" office:value="204.427123213472" calcext:value-type="float">
            <text:p>204.427123213472</text:p>
          </table:table-cell>
          <table:table-cell office:value-type="float" office:value="30.5164676710363" calcext:value-type="float">
            <text:p>30.5164676710363</text:p>
          </table:table-cell>
          <table:table-cell office:value-type="float" office:value="131542.850777202" calcext:value-type="float">
            <text:p>131542.850777202</text:p>
          </table:table-cell>
          <table:table-cell office:value-type="float" office:value="19636.4508290155" calcext:value-type="float">
            <text:p>19636.4508290155</text:p>
          </table:table-cell>
          <table:table-cell office:value-type="float" office:value="29.4417516296173" calcext:value-type="float">
            <text:p>29.4417516296173</text:p>
          </table:table-cell>
          <table:table-cell office:value-type="float" office:value="4" calcext:value-type="float">
            <text:p>4</text:p>
          </table:table-cell>
          <table:table-cell office:value-type="float" office:value="58.8835032592345" calcext:value-type="float">
            <text:p>58.8835032592345</text:p>
          </table:table-cell>
          <table:table-cell office:value-type="float" office:value="8" calcext:value-type="float">
            <text:p>8</text:p>
          </table:table-cell>
          <table:table-cell office:value-type="float" office:value="103.04613070366" calcext:value-type="float">
            <text:p>103.04613070366</text:p>
          </table:table-cell>
          <table:table-cell office:value-type="float" office:value="14" calcext:value-type="float">
            <text:p>14</text:p>
          </table:table-cell>
          <table:table-cell office:value-type="float" office:value="23.1853794083236" calcext:value-type="float">
            <text:p>23.1853794083236</text:p>
          </table:table-cell>
          <table:table-cell office:value-type="float" office:value="3.15" calcext:value-type="float">
            <text:p>3.15</text:p>
          </table:table-cell>
          <table:table-cell office:value-type="float" office:value="10378.5118669564" calcext:value-type="float">
            <text:p>10378.5118669564</text:p>
          </table:table-cell>
          <table:table-cell office:value-type="float" office:value="1410.04" calcext:value-type="float">
            <text:p>1410.04</text:p>
          </table:table-cell>
          <table:table-cell office:value-type="float" office:value="1.28290618191487" calcext:value-type="float">
            <text:p>1.28290618191487</text:p>
          </table:table-cell>
          <table:table-cell office:value-type="float" office:value="1.22330240358124" calcext:value-type="float">
            <text:p>1.22330240358124</text:p>
          </table:table-cell>
          <table:table-cell office:value-type="float" office:value="1.02335429339889" calcext:value-type="float">
            <text:p>1.02335429339889</text:p>
          </table:table-cell>
          <table:table-cell office:value-type="float" office:value="1.38592929112563" calcext:value-type="float">
            <text:p>1.38592929112563</text:p>
          </table:table-cell>
          <table:table-cell office:value-type="float" office:value="4.6255840205038" calcext:value-type="float">
            <text:p>4.6255840205038</text:p>
          </table:table-cell>
          <table:table-cell office:value-type="float" office:value="4.41067954151049" calcext:value-type="float">
            <text:p>4.41067954151049</text:p>
          </table:table-cell>
          <table:table-cell office:value-type="float" office:value="7.21741628257607" calcext:value-type="float">
            <text:p>7.21741628257607</text:p>
          </table:table-cell>
          <table:table-cell office:value-type="float" office:value="6.8820953633128" calcext:value-type="float">
            <text:p>6.8820953633128</text:p>
          </table:table-cell>
          <table:table-cell office:value-type="float" office:value="3.42363871310391" calcext:value-type="float">
            <text:p>3.42363871310391</text:p>
          </table:table-cell>
          <table:table-cell office:value-type="float" office:value="3.26457657292019" calcext:value-type="float">
            <text:p>3.26457657292019</text:p>
          </table:table-cell>
          <table:table-cell office:value-type="float" office:value="86.8464948334772" calcext:value-type="float">
            <text:p>86.8464948334772</text:p>
          </table:table-cell>
          <table:table-cell office:value-type="float" office:value="82.8116095861543" calcext:value-type="float">
            <text:p>82.8116095861543</text:p>
          </table:table-cell>
          <table:table-cell office:value-type="float" office:value="2.77185858225127" calcext:value-type="float">
            <text:p>2.77185858225127</text:p>
          </table:table-cell>
          <table:table-cell office:value-type="float" office:value="2.04670858679778" calcext:value-type="float">
            <text:p>2.04670858679778</text:p>
          </table:table-cell>
          <table:table-cell office:value-type="float" office:value="2.89448304167489" calcext:value-type="float">
            <text:p>2.89448304167489</text:p>
          </table:table-cell>
          <table:table-cell office:value-type="float" office:value="3.92" calcext:value-type="float">
            <text:p>3.92</text:p>
          </table:table-cell>
          <table:table-cell office:value-type="float" office:value="52.0423369190893" calcext:value-type="float">
            <text:p>52.0423369190893</text:p>
          </table:table-cell>
          <table:table-cell office:value-type="float" office:value="38.4274647095497" calcext:value-type="float">
            <text:p>38.4274647095497</text:p>
          </table:table-cell>
          <table:table-cell office:value-type="float" office:value="2.45978047801018" calcext:value-type="float">
            <text:p>2.45978047801018</text:p>
          </table:table-cell>
          <table:table-cell office:value-type="float" office:value="1.81627369383761" calcext:value-type="float">
            <text:p>1.81627369383761</text:p>
          </table:table-cell>
          <table:table-cell office:value-type="float" office:value="5.1856725696866" calcext:value-type="float">
            <text:p>5.1856725696866</text:p>
          </table:table-cell>
          <table:table-cell office:value-type="float" office:value="3.82904115118278" calcext:value-type="float">
            <text:p>3.829041151182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PUembedded</text:p>
          </table:table-cell>
          <table:table-cell office:value-type="string" calcext:value-type="string">
            <text:p>CED</text:p>
          </table:table-cell>
          <table:table-cell office:value-type="float" office:value="0" calcext:value-type="float">
            <text:p>0</text:p>
          </table:table-cell>
          <table:table-cell office:value-type="float" office:value="8.78669822554799" calcext:value-type="float">
            <text:p>8.78669822554799</text:p>
          </table:table-cell>
          <table:table-cell office:value-type="float" office:value="20" calcext:value-type="float">
            <text:p>20</text:p>
          </table:table-cell>
          <table:table-cell office:value-type="float" office:value="18.9953102718278" calcext:value-type="float">
            <text:p>18.9953102718278</text:p>
          </table:table-cell>
          <table:table-cell office:value-type="float" office:value="41" calcext:value-type="float">
            <text:p>41</text:p>
          </table:table-cell>
          <table:table-cell office:value-type="float" office:value="1.45418326693227" calcext:value-type="float">
            <text:p>1.45418326693227</text:p>
          </table:table-cell>
          <table:table-cell office:value-type="float" office:value="12" calcext:value-type="float">
            <text:p>12</text:p>
          </table:table-cell>
          <table:table-cell office:value-type="float" office:value="6.63559783008189" calcext:value-type="float">
            <text:p>6.63559783008189</text:p>
          </table:table-cell>
          <table:table-cell office:value-type="float" office:value="30" calcext:value-type="float">
            <text:p>30</text:p>
          </table:table-cell>
          <table:table-cell office:value-type="float" office:value="2.16182572614108" calcext:value-type="float">
            <text:p>2.16182572614108</text:p>
          </table:table-cell>
          <table:table-cell office:value-type="float" office:value="4.56310974068645" calcext:value-type="float">
            <text:p>4.56310974068645</text:p>
          </table:table-cell>
          <table:table-cell office:value-type="float" office:value="114.227076932124" calcext:value-type="float">
            <text:p>114.227076932124</text:p>
          </table:table-cell>
          <table:table-cell office:value-type="float" office:value="246.939033533762" calcext:value-type="float">
            <text:p>246.939033533762</text:p>
          </table:table-cell>
          <table:table-cell office:value-type="float" office:value="278.098998838594" calcext:value-type="float">
            <text:p>278.098998838594</text:p>
          </table:table-cell>
          <table:table-cell office:value-type="float" office:value="601.20157010335" calcext:value-type="float">
            <text:p>601.20157010335</text:p>
          </table:table-cell>
          <table:table-cell office:value-type="float" office:value="62.5765725763867" calcext:value-type="float">
            <text:p>62.5765725763867</text:p>
          </table:table-cell>
          <table:table-cell office:value-type="float" office:value="135.279644449367" calcext:value-type="float">
            <text:p>135.279644449367</text:p>
          </table:table-cell>
          <table:table-cell office:value-type="float" office:value="40266.186889343" calcext:value-type="float">
            <text:p>40266.186889343</text:p>
          </table:table-cell>
          <table:table-cell office:value-type="float" office:value="87048.4787109863" calcext:value-type="float">
            <text:p>87048.4787109863</text:p>
          </table:table-cell>
          <table:table-cell office:value-type="float" office:value="5.81673306772908" calcext:value-type="float">
            <text:p>5.81673306772908</text:p>
          </table:table-cell>
          <table:table-cell office:value-type="float" office:value="26.5423913203275" calcext:value-type="float">
            <text:p>26.5423913203275</text:p>
          </table:table-cell>
          <table:table-cell office:value-type="float" office:value="11.6334661354582" calcext:value-type="float">
            <text:p>11.6334661354582</text:p>
          </table:table-cell>
          <table:table-cell office:value-type="float" office:value="53.0847826406551" calcext:value-type="float">
            <text:p>53.0847826406551</text:p>
          </table:table-cell>
          <table:table-cell office:value-type="float" office:value="20.3585657370518" calcext:value-type="float">
            <text:p>20.3585657370518</text:p>
          </table:table-cell>
          <table:table-cell office:value-type="float" office:value="92.8983696211464" calcext:value-type="float">
            <text:p>92.8983696211464</text:p>
          </table:table-cell>
          <table:table-cell office:value-type="float" office:value="4.58067729083665" calcext:value-type="float">
            <text:p>4.58067729083665</text:p>
          </table:table-cell>
          <table:table-cell office:value-type="float" office:value="20.9021331647579" calcext:value-type="float">
            <text:p>20.9021331647579</text:p>
          </table:table-cell>
          <table:table-cell office:value-type="float" office:value="2050.45657370518" calcext:value-type="float">
            <text:p>2050.45657370518</text:p>
          </table:table-cell>
          <table:table-cell office:value-type="float" office:value="9356.45836432866" calcext:value-type="float">
            <text:p>9356.45836432866</text:p>
          </table:table-cell>
          <table:table-cell office:value-type="float" office:value="1.29913394042464" calcext:value-type="float">
            <text:p>1.29913394042464</text:p>
          </table:table-cell>
          <table:table-cell office:value-type="float" office:value="1.33409678900941" calcext:value-type="float">
            <text:p>1.33409678900941</text:p>
          </table:table-cell>
          <table:table-cell office:value-type="float" office:value="0.682299447838399" calcext:value-type="float">
            <text:p>0.682299447838399</text:p>
          </table:table-cell>
          <table:table-cell office:value-type="float" office:value="0.921797385981008" calcext:value-type="float">
            <text:p>0.921797385981008</text:p>
          </table:table-cell>
          <table:table-cell office:value-type="float" office:value="4.68409403589663" calcext:value-type="float">
            <text:p>4.68409403589663</text:p>
          </table:table-cell>
          <table:table-cell office:value-type="float" office:value="4.81015437920528" calcext:value-type="float">
            <text:p>4.81015437920528</text:p>
          </table:table-cell>
          <table:table-cell office:value-type="float" office:value="7.30871094632406" calcext:value-type="float">
            <text:p>7.30871094632406</text:p>
          </table:table-cell>
          <table:table-cell office:value-type="float" office:value="7.50540610316264" calcext:value-type="float">
            <text:p>7.50540610316264</text:p>
          </table:table-cell>
          <table:table-cell office:value-type="float" office:value="3.46694506164611" calcext:value-type="float">
            <text:p>3.46694506164611</text:p>
          </table:table-cell>
          <table:table-cell office:value-type="float" office:value="3.56024897086614" calcext:value-type="float">
            <text:p>3.56024897086614</text:p>
          </table:table-cell>
          <table:table-cell office:value-type="float" office:value="87.9450349804069" calcext:value-type="float">
            <text:p>87.9450349804069</text:p>
          </table:table-cell>
          <table:table-cell office:value-type="float" office:value="90.3118493989394" calcext:value-type="float">
            <text:p>90.3118493989394</text:p>
          </table:table-cell>
          <table:table-cell office:value-type="float" office:value="1.84359477196202" calcext:value-type="float">
            <text:p>1.84359477196202</text:p>
          </table:table-cell>
          <table:table-cell office:value-type="float" office:value="1.3645988956768" calcext:value-type="float">
            <text:p>1.3645988956768</text:p>
          </table:table-cell>
          <table:table-cell office:value-type="float" office:value="1.92983426546548" calcext:value-type="float">
            <text:p>1.92983426546548</text:p>
          </table:table-cell>
          <table:table-cell office:value-type="float" office:value="2.60723673002882" calcext:value-type="float">
            <text:p>2.60723673002882</text:p>
          </table:table-cell>
          <table:table-cell office:value-type="float" office:value="34.6139521255062" calcext:value-type="float">
            <text:p>34.6139521255062</text:p>
          </table:table-cell>
          <table:table-cell office:value-type="float" office:value="25.62068495953" calcext:value-type="float">
            <text:p>25.62068495953</text:p>
          </table:table-cell>
          <table:table-cell office:value-type="float" office:value="1.63602806379489" calcext:value-type="float">
            <text:p>1.63602806379489</text:p>
          </table:table-cell>
          <table:table-cell office:value-type="float" office:value="1.21096139081304" calcext:value-type="float">
            <text:p>1.21096139081304</text:p>
          </table:table-cell>
          <table:table-cell office:value-type="float" office:value="3.44904999836475" calcext:value-type="float">
            <text:p>3.44904999836475</text:p>
          </table:table-cell>
          <table:table-cell office:value-type="float" office:value="2.55293076899633" calcext:value-type="float">
            <text:p>2.552930768996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PUembedded</text:p>
          </table:table-cell>
          <table:table-cell office:value-type="string" calcext:value-type="string">
            <text:p>SC</text:p>
          </table:table-cell>
          <table:table-cell office:value-type="float" office:value="0" calcext:value-type="float">
            <text:p>0</text:p>
          </table:table-cell>
          <table:table-cell office:value-type="float" office:value="194.692815454051" calcext:value-type="float">
            <text:p>194.692815454051</text:p>
          </table:table-cell>
          <table:table-cell office:value-type="float" office:value="112" calcext:value-type="float">
            <text:p>112</text:p>
          </table:table-cell>
          <table:table-cell office:value-type="float" office:value="5.21368400935005" calcext:value-type="float">
            <text:p>5.21368400935005</text:p>
          </table:table-cell>
          <table:table-cell office:value-type="float" office:value="3" calcext:value-type="float">
            <text:p>3</text:p>
          </table:table-cell>
          <table:table-cell office:value-type="float" office:value="64.1434262948207" calcext:value-type="float">
            <text:p>64.1434262948207</text:p>
          </table:table-cell>
          <table:table-cell office:value-type="float" office:value="52" calcext:value-type="float">
            <text:p>52</text:p>
          </table:table-cell>
          <table:table-cell office:value-type="float" office:value="6.78143514502874" calcext:value-type="float">
            <text:p>6.78143514502874</text:p>
          </table:table-cell>
          <table:table-cell office:value-type="float" office:value="3" calcext:value-type="float">
            <text:p>3</text:p>
          </table:table-cell>
          <table:table-cell office:value-type="float" office:value="0.0267790262172285" calcext:value-type="float">
            <text:p>0.026779026217229</text:p>
          </table:table-cell>
          <table:table-cell office:value-type="float" office:value="0.10572299511815" calcext:value-type="float">
            <text:p>0.10572299511815</text:p>
          </table:table-cell>
          <table:table-cell office:value-type="float" office:value="2531.00660090266" calcext:value-type="float">
            <text:p>2531.00660090266</text:p>
          </table:table-cell>
          <table:table-cell office:value-type="float" office:value="67.7778921215507" calcext:value-type="float">
            <text:p>67.7778921215507</text:p>
          </table:table-cell>
          <table:table-cell office:value-type="float" office:value="6162.02760912071" calcext:value-type="float">
            <text:p>6162.02760912071</text:p>
          </table:table-cell>
          <table:table-cell office:value-type="float" office:value="165.013098895929" calcext:value-type="float">
            <text:p>165.013098895929</text:p>
          </table:table-cell>
          <table:table-cell office:value-type="float" office:value="1386.55144214898" calcext:value-type="float">
            <text:p>1386.55144214898</text:p>
          </table:table-cell>
          <table:table-cell office:value-type="float" office:value="37.1304974208436" calcext:value-type="float">
            <text:p>37.1304974208436</text:p>
          </table:table-cell>
          <table:table-cell office:value-type="float" office:value="892205.136884198" calcext:value-type="float">
            <text:p>892205.136884198</text:p>
          </table:table-cell>
          <table:table-cell office:value-type="float" office:value="23892.3847517678" calcext:value-type="float">
            <text:p>23892.3847517678</text:p>
          </table:table-cell>
          <table:table-cell office:value-type="float" office:value="256.573705179283" calcext:value-type="float">
            <text:p>256.573705179283</text:p>
          </table:table-cell>
          <table:table-cell office:value-type="float" office:value="27.125740580115" calcext:value-type="float">
            <text:p>27.125740580115</text:p>
          </table:table-cell>
          <table:table-cell office:value-type="float" office:value="513.147410358566" calcext:value-type="float">
            <text:p>513.147410358566</text:p>
          </table:table-cell>
          <table:table-cell office:value-type="float" office:value="54.2514811602299" calcext:value-type="float">
            <text:p>54.2514811602299</text:p>
          </table:table-cell>
          <table:table-cell office:value-type="float" office:value="898.00796812749" calcext:value-type="float">
            <text:p>898.00796812749</text:p>
          </table:table-cell>
          <table:table-cell office:value-type="float" office:value="94.9400920304024" calcext:value-type="float">
            <text:p>94.9400920304024</text:p>
          </table:table-cell>
          <table:table-cell office:value-type="float" office:value="202.051792828685" calcext:value-type="float">
            <text:p>202.051792828685</text:p>
          </table:table-cell>
          <table:table-cell office:value-type="float" office:value="21.3615207068405" calcext:value-type="float">
            <text:p>21.3615207068405</text:p>
          </table:table-cell>
          <table:table-cell office:value-type="float" office:value="90444.796812749" calcext:value-type="float">
            <text:p>90444.796812749</text:p>
          </table:table-cell>
          <table:table-cell office:value-type="float" office:value="9562.09481189632" calcext:value-type="float">
            <text:p>9562.09481189632</text:p>
          </table:table-cell>
          <table:table-cell office:value-type="float" office:value="2.5841756074373" calcext:value-type="float">
            <text:p>2.5841756074373</text:p>
          </table:table-cell>
          <table:table-cell office:value-type="float" office:value="2.58385296861871" calcext:value-type="float">
            <text:p>2.58385296861871</text:p>
          </table:table-cell>
          <table:table-cell office:value-type="float" office:value="2.17685988760709" calcext:value-type="float">
            <text:p>2.17685988760709</text:p>
          </table:table-cell>
          <table:table-cell office:value-type="float" office:value="2.94683792412265" calcext:value-type="float">
            <text:p>2.94683792412265</text:p>
          </table:table-cell>
          <table:table-cell office:value-type="float" office:value="9.31737765741849" calcext:value-type="float">
            <text:p>9.31737765741849</text:p>
          </table:table-cell>
          <table:table-cell office:value-type="float" office:value="9.31621436661461" calcext:value-type="float">
            <text:p>9.31621436661461</text:p>
          </table:table-cell>
          <table:table-cell office:value-type="float" office:value="14.5381411120143" calcext:value-type="float">
            <text:p>14.5381411120143</text:p>
          </table:table-cell>
          <table:table-cell office:value-type="float" office:value="14.536325999814" calcext:value-type="float">
            <text:p>14.536325999814</text:p>
          </table:table-cell>
          <table:table-cell office:value-type="float" office:value="6.8962826555841" calcext:value-type="float">
            <text:p>6.8962826555841</text:p>
          </table:table-cell>
          <table:table-cell office:value-type="float" office:value="6.89542164270159" calcext:value-type="float">
            <text:p>6.89542164270159</text:p>
          </table:table-cell>
          <table:table-cell office:value-type="float" office:value="174.936091745323" calcext:value-type="float">
            <text:p>174.936091745323</text:p>
          </table:table-cell>
          <table:table-cell office:value-type="float" office:value="174.914250670046" calcext:value-type="float">
            <text:p>174.914250670046</text:p>
          </table:table-cell>
          <table:table-cell office:value-type="float" office:value="5.89367584824529" calcext:value-type="float">
            <text:p>5.89367584824529</text:p>
          </table:table-cell>
          <table:table-cell office:value-type="float" office:value="4.35371977521418" calcext:value-type="float">
            <text:p>4.35371977521418</text:p>
          </table:table-cell>
          <table:table-cell office:value-type="float" office:value="6.15708955287984" calcext:value-type="float">
            <text:p>6.15708955287984</text:p>
          </table:table-cell>
          <table:table-cell office:value-type="float" office:value="8.33491631681925" calcext:value-type="float">
            <text:p>8.33491631681925</text:p>
          </table:table-cell>
          <table:table-cell office:value-type="float" office:value="110.655235498041" calcext:value-type="float">
            <text:p>110.655235498041</text:p>
          </table:table-cell>
          <table:table-cell office:value-type="float" office:value="81.7421757530554" calcext:value-type="float">
            <text:p>81.7421757530554</text:p>
          </table:table-cell>
          <table:table-cell office:value-type="float" office:value="5.23011848009197" calcext:value-type="float">
            <text:p>5.23011848009197</text:p>
          </table:table-cell>
          <table:table-cell office:value-type="float" office:value="3.86354303151384" calcext:value-type="float">
            <text:p>3.86354303151384</text:p>
          </table:table-cell>
          <table:table-cell office:value-type="float" office:value="11.0260578864191" calcext:value-type="float">
            <text:p>11.0260578864191</text:p>
          </table:table-cell>
          <table:table-cell office:value-type="float" office:value="8.14506387843696" calcext:value-type="float">
            <text:p>8.1450638784369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PUembedded</text:p>
          </table:table-cell>
          <table:table-cell office:value-type="string" calcext:value-type="string">
            <text:p>BFS</text:p>
          </table:table-cell>
          <table:table-cell office:value-type="float" office:value="0" calcext:value-type="float">
            <text:p>0</text:p>
          </table:table-cell>
          <table:table-cell office:value-type="float" office:value="5.14076535187663" calcext:value-type="float">
            <text:p>5.14076535187663</text:p>
          </table:table-cell>
          <table:table-cell office:value-type="float" office:value="10" calcext:value-type="float">
            <text:p>10</text:p>
          </table:table-cell>
          <table:table-cell office:value-type="float" office:value="26.3236353479073" calcext:value-type="float">
            <text:p>26.3236353479073</text:p>
          </table:table-cell>
          <table:table-cell office:value-type="float" office:value="46" calcext:value-type="float">
            <text:p>46</text:p>
          </table:table-cell>
          <table:table-cell office:value-type="float" office:value="3.34661354581673" calcext:value-type="float">
            <text:p>3.34661354581673</text:p>
          </table:table-cell>
          <table:table-cell office:value-type="float" office:value="15" calcext:value-type="float">
            <text:p>15</text:p>
          </table:table-cell>
          <table:table-cell office:value-type="float" office:value="22.787080460446" calcext:value-type="float">
            <text:p>22.787080460446</text:p>
          </table:table-cell>
          <table:table-cell office:value-type="float" office:value="56" calcext:value-type="float">
            <text:p>56</text:p>
          </table:table-cell>
          <table:table-cell office:value-type="float" office:value="5.12056737588652" calcext:value-type="float">
            <text:p>5.12056737588652</text:p>
          </table:table-cell>
          <table:table-cell office:value-type="float" office:value="6.80899666139518" calcext:value-type="float">
            <text:p>6.80899666139518</text:p>
          </table:table-cell>
          <table:table-cell office:value-type="float" office:value="66.8299495743961" calcext:value-type="float">
            <text:p>66.8299495743961</text:p>
          </table:table-cell>
          <table:table-cell office:value-type="float" office:value="342.207259522794" calcext:value-type="float">
            <text:p>342.207259522794</text:p>
          </table:table-cell>
          <table:table-cell office:value-type="float" office:value="162.705223386895" calcext:value-type="float">
            <text:p>162.705223386895</text:p>
          </table:table-cell>
          <table:table-cell office:value-type="float" office:value="833.143058761265" calcext:value-type="float">
            <text:p>833.143058761265</text:p>
          </table:table-cell>
          <table:table-cell office:value-type="float" office:value="36.611189764608" calcext:value-type="float">
            <text:p>36.611189764608</text:p>
          </table:table-cell>
          <table:table-cell office:value-type="float" office:value="187.470063901042" calcext:value-type="float">
            <text:p>187.470063901042</text:p>
          </table:table-cell>
          <table:table-cell office:value-type="float" office:value="23558.2255244704" calcext:value-type="float">
            <text:p>23558.2255244704</text:p>
          </table:table-cell>
          <table:table-cell office:value-type="float" office:value="120631.48105438" calcext:value-type="float">
            <text:p>120631.48105438</text:p>
          </table:table-cell>
          <table:table-cell office:value-type="float" office:value="13.3864541832669" calcext:value-type="float">
            <text:p>13.3864541832669</text:p>
          </table:table-cell>
          <table:table-cell office:value-type="float" office:value="91.1483218417841" calcext:value-type="float">
            <text:p>91.1483218417841</text:p>
          </table:table-cell>
          <table:table-cell office:value-type="float" office:value="26.7729083665339" calcext:value-type="float">
            <text:p>26.7729083665339</text:p>
          </table:table-cell>
          <table:table-cell office:value-type="float" office:value="182.296643683568" calcext:value-type="float">
            <text:p>182.296643683568</text:p>
          </table:table-cell>
          <table:table-cell office:value-type="float" office:value="46.8525896414343" calcext:value-type="float">
            <text:p>46.8525896414343</text:p>
          </table:table-cell>
          <table:table-cell office:value-type="float" office:value="319.019126446245" calcext:value-type="float">
            <text:p>319.019126446245</text:p>
          </table:table-cell>
          <table:table-cell office:value-type="float" office:value="10.5418326693227" calcext:value-type="float">
            <text:p>10.5418326693227</text:p>
          </table:table-cell>
          <table:table-cell office:value-type="float" office:value="71.779303450405" calcext:value-type="float">
            <text:p>71.779303450405</text:p>
          </table:table-cell>
          <table:table-cell office:value-type="float" office:value="4718.85896414343" calcext:value-type="float">
            <text:p>4718.85896414343</text:p>
          </table:table-cell>
          <table:table-cell office:value-type="float" office:value="32130.6949324473" calcext:value-type="float">
            <text:p>32130.6949324473</text:p>
          </table:table-cell>
          <table:table-cell office:value-type="float" office:value="1.40530296291473" calcext:value-type="float">
            <text:p>1.40530296291473</text:p>
          </table:table-cell>
          <table:table-cell office:value-type="float" office:value="1.48268907843677" calcext:value-type="float">
            <text:p>1.48268907843677</text:p>
          </table:table-cell>
          <table:table-cell office:value-type="float" office:value="0.925791574729775" calcext:value-type="float">
            <text:p>0.925791574729775</text:p>
          </table:table-cell>
          <table:table-cell office:value-type="float" office:value="1.25027745704168" calcext:value-type="float">
            <text:p>1.25027745704168</text:p>
          </table:table-cell>
          <table:table-cell office:value-type="float" office:value="5.06689189035054" calcext:value-type="float">
            <text:p>5.06689189035054</text:p>
          </table:table-cell>
          <table:table-cell office:value-type="float" office:value="5.34591149787421" calcext:value-type="float">
            <text:p>5.34591149787421</text:p>
          </table:table-cell>
          <table:table-cell office:value-type="float" office:value="7.90600016546355" calcext:value-type="float">
            <text:p>7.90600016546355</text:p>
          </table:table-cell>
          <table:table-cell office:value-type="float" office:value="8.34136154892837" calcext:value-type="float">
            <text:p>8.34136154892837</text:p>
          </table:table-cell>
          <table:table-cell office:value-type="float" office:value="3.75027394465682" calcext:value-type="float">
            <text:p>3.75027394465682</text:p>
          </table:table-cell>
          <table:table-cell office:value-type="float" office:value="3.95679107326127" calcext:value-type="float">
            <text:p>3.95679107326127</text:p>
          </table:table-cell>
          <table:table-cell office:value-type="float" office:value="95.1321602691779" calcext:value-type="float">
            <text:p>95.1321602691779</text:p>
          </table:table-cell>
          <table:table-cell office:value-type="float" office:value="100.370823061991" calcext:value-type="float">
            <text:p>100.370823061991</text:p>
          </table:table-cell>
          <table:table-cell office:value-type="float" office:value="2.50055491408335" calcext:value-type="float">
            <text:p>2.50055491408335</text:p>
          </table:table-cell>
          <table:table-cell office:value-type="float" office:value="1.85158314945955" calcext:value-type="float">
            <text:p>1.85158314945955</text:p>
          </table:table-cell>
          <table:table-cell office:value-type="float" office:value="2.61853400182719" calcext:value-type="float">
            <text:p>2.61853400182719</text:p>
          </table:table-cell>
          <table:table-cell office:value-type="float" office:value="3.53631867295536" calcext:value-type="float">
            <text:p>3.53631867295536</text:p>
          </table:table-cell>
          <table:table-cell office:value-type="float" office:value="46.9485428140841" calcext:value-type="float">
            <text:p>46.9485428140841</text:p>
          </table:table-cell>
          <table:table-cell office:value-type="float" office:value="34.7639359074443" calcext:value-type="float">
            <text:p>34.7639359074443</text:p>
          </table:table-cell>
          <table:table-cell office:value-type="float" office:value="2.21902235606084" calcext:value-type="float">
            <text:p>2.21902235606084</text:p>
          </table:table-cell>
          <table:table-cell office:value-type="float" office:value="1.64311704558683" calcext:value-type="float">
            <text:p>1.64311704558683</text:p>
          </table:table-cell>
          <table:table-cell office:value-type="float" office:value="4.67810988265692" calcext:value-type="float">
            <text:p>4.67810988265692</text:p>
          </table:table-cell>
          <table:table-cell office:value-type="float" office:value="3.46399488420074" calcext:value-type="float">
            <text:p>3.463994884200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CED</text:p>
          </table:table-cell>
          <table:table-cell office:value-type="float" office:value="0" calcext:value-type="float">
            <text:p>0</text:p>
          </table:table-cell>
          <table:table-cell office:value-type="float" office:value="19.2140662442481" calcext:value-type="float">
            <text:p>19.2140662442481</text:p>
          </table:table-cell>
          <table:table-cell office:value-type="float" office:value="28" calcext:value-type="float">
            <text:p>28</text:p>
          </table:table-cell>
          <table:table-cell office:value-type="float" office:value="17.828611752253" calcext:value-type="float">
            <text:p>17.828611752253</text:p>
          </table:table-cell>
          <table:table-cell office:value-type="float" office:value="26" calcext:value-type="float">
            <text:p>26</text:p>
          </table:table-cell>
          <table:table-cell office:value-type="float" office:value="3.36653386454183" calcext:value-type="float">
            <text:p>3.36653386454183</text:p>
          </table:table-cell>
          <table:table-cell office:value-type="float" office:value="28" calcext:value-type="float">
            <text:p>28</text:p>
          </table:table-cell>
          <table:table-cell office:value-type="float" office:value="6.59913850134517" calcext:value-type="float">
            <text:p>6.59913850134517</text:p>
          </table:table-cell>
          <table:table-cell office:value-type="float" office:value="30" calcext:value-type="float">
            <text:p>30</text:p>
          </table:table-cell>
          <table:table-cell office:value-type="float" office:value="0.927893738140418" calcext:value-type="float">
            <text:p>0.927893738140418</text:p>
          </table:table-cell>
          <table:table-cell office:value-type="float" office:value="1.96021747199721" calcext:value-type="float">
            <text:p>1.96021747199721</text:p>
          </table:table-cell>
          <table:table-cell office:value-type="float" office:value="249.782861175225" calcext:value-type="float">
            <text:p>249.782861175225</text:p>
          </table:table-cell>
          <table:table-cell office:value-type="float" office:value="231.771952779289" calcext:value-type="float">
            <text:p>231.771952779289</text:p>
          </table:table-cell>
          <table:table-cell office:value-type="float" office:value="608.125196630452" calcext:value-type="float">
            <text:p>608.125196630452</text:p>
          </table:table-cell>
          <table:table-cell office:value-type="float" office:value="564.275561958807" calcext:value-type="float">
            <text:p>564.275561958807</text:p>
          </table:table-cell>
          <table:table-cell office:value-type="float" office:value="136.837567418074" calcext:value-type="float">
            <text:p>136.837567418074</text:p>
          </table:table-cell>
          <table:table-cell office:value-type="float" office:value="126.970721949598" calcext:value-type="float">
            <text:p>126.970721949598</text:p>
          </table:table-cell>
          <table:table-cell office:value-type="float" office:value="88050.9563928787" calcext:value-type="float">
            <text:p>88050.9563928787</text:p>
          </table:table-cell>
          <table:table-cell office:value-type="float" office:value="81701.9310742271" calcext:value-type="float">
            <text:p>81701.9310742271</text:p>
          </table:table-cell>
          <table:table-cell office:value-type="float" office:value="13.4661354581673" calcext:value-type="float">
            <text:p>13.4661354581673</text:p>
          </table:table-cell>
          <table:table-cell office:value-type="float" office:value="26.3965540053807" calcext:value-type="float">
            <text:p>26.3965540053807</text:p>
          </table:table-cell>
          <table:table-cell office:value-type="float" office:value="26.9322709163347" calcext:value-type="float">
            <text:p>26.9322709163347</text:p>
          </table:table-cell>
          <table:table-cell office:value-type="float" office:value="52.7931080107614" calcext:value-type="float">
            <text:p>52.7931080107614</text:p>
          </table:table-cell>
          <table:table-cell office:value-type="float" office:value="47.1314741035856" calcext:value-type="float">
            <text:p>47.1314741035856</text:p>
          </table:table-cell>
          <table:table-cell office:value-type="float" office:value="92.3879390188324" calcext:value-type="float">
            <text:p>92.3879390188324</text:p>
          </table:table-cell>
          <table:table-cell office:value-type="float" office:value="10.6045816733068" calcext:value-type="float">
            <text:p>10.6045816733068</text:p>
          </table:table-cell>
          <table:table-cell office:value-type="float" office:value="20.7872862792373" calcext:value-type="float">
            <text:p>20.7872862792373</text:p>
          </table:table-cell>
          <table:table-cell office:value-type="float" office:value="4746.94741035856" calcext:value-type="float">
            <text:p>4746.94741035856</text:p>
          </table:table-cell>
          <table:table-cell office:value-type="float" office:value="9305.04925243675" calcext:value-type="float">
            <text:p>9305.04925243675</text:p>
          </table:table-cell>
          <table:table-cell office:value-type="float" office:value="1.62362861785288" calcext:value-type="float">
            <text:p>1.62362861785288</text:p>
          </table:table-cell>
          <table:table-cell office:value-type="float" office:value="1.62303603101688" calcext:value-type="float">
            <text:p>1.62303603101688</text:p>
          </table:table-cell>
          <table:table-cell office:value-type="float" office:value="0.679623753421803" calcext:value-type="float">
            <text:p>0.679623753421803</text:p>
          </table:table-cell>
          <table:table-cell office:value-type="float" office:value="0.919261487404747" calcext:value-type="float">
            <text:p>0.919261487404747</text:p>
          </table:table-cell>
          <table:table-cell office:value-type="float" office:value="5.85407623397927" calcext:value-type="float">
            <text:p>5.85407623397927</text:p>
          </table:table-cell>
          <table:table-cell office:value-type="float" office:value="5.85193963175694" calcext:value-type="float">
            <text:p>5.85193963175694</text:p>
          </table:table-cell>
          <table:table-cell office:value-type="float" office:value="9.13426389906149" calcext:value-type="float">
            <text:p>9.13426389906149</text:p>
          </table:table-cell>
          <table:table-cell office:value-type="float" office:value="9.13093010432325" calcext:value-type="float">
            <text:p>9.13093010432325</text:p>
          </table:table-cell>
          <table:table-cell office:value-type="float" office:value="4.33291059794219" calcext:value-type="float">
            <text:p>4.33291059794219</text:p>
          </table:table-cell>
          <table:table-cell office:value-type="float" office:value="4.33132918594092" calcext:value-type="float">
            <text:p>4.33132918594092</text:p>
          </table:table-cell>
          <table:table-cell office:value-type="float" office:value="109.911742853541" calcext:value-type="float">
            <text:p>109.911742853541</text:p>
          </table:table-cell>
          <table:table-cell office:value-type="float" office:value="109.871627613381" calcext:value-type="float">
            <text:p>109.871627613381</text:p>
          </table:table-cell>
          <table:table-cell office:value-type="float" office:value="1.83852297480949" calcext:value-type="float">
            <text:p>1.83852297480949</text:p>
          </table:table-cell>
          <table:table-cell office:value-type="float" office:value="1.35924750684361" calcext:value-type="float">
            <text:p>1.35924750684361</text:p>
          </table:table-cell>
          <table:table-cell office:value-type="float" office:value="1.92226625880004" calcext:value-type="float">
            <text:p>1.92226625880004</text:p>
          </table:table-cell>
          <table:table-cell office:value-type="float" office:value="2.60006412571011" calcext:value-type="float">
            <text:p>2.60006412571011</text:p>
          </table:table-cell>
          <table:table-cell office:value-type="float" office:value="34.518727867715" calcext:value-type="float">
            <text:p>34.518727867715</text:p>
          </table:table-cell>
          <table:table-cell office:value-type="float" office:value="25.5202112981299" calcext:value-type="float">
            <text:p>25.5202112981299</text:p>
          </table:table-cell>
          <table:table-cell office:value-type="float" office:value="1.63152729030519" calcext:value-type="float">
            <text:p>1.63152729030519</text:p>
          </table:table-cell>
          <table:table-cell office:value-type="float" office:value="1.2062125043199" calcext:value-type="float">
            <text:p>1.2062125043199</text:p>
          </table:table-cell>
          <table:table-cell office:value-type="float" office:value="3.43956153472477" calcext:value-type="float">
            <text:p>3.43956153472477</text:p>
          </table:table-cell>
          <table:table-cell office:value-type="float" office:value="2.54291923721772" calcext:value-type="float">
            <text:p>2.542919237217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SC</text:p>
          </table:table-cell>
          <table:table-cell office:value-type="float" office:value="0" calcext:value-type="float">
            <text:p>0</text:p>
          </table:table-cell>
          <table:table-cell office:value-type="float" office:value="426.57414621955" calcext:value-type="float">
            <text:p>426.57414621955</text:p>
          </table:table-cell>
          <table:table-cell office:value-type="float" office:value="110" calcext:value-type="float">
            <text:p>110</text:p>
          </table:table-cell>
          <table:table-cell office:value-type="float" office:value="19.4692815454051" calcext:value-type="float">
            <text:p>19.4692815454051</text:p>
          </table:table-cell>
          <table:table-cell office:value-type="float" office:value="5" calcext:value-type="float">
            <text:p>5</text:p>
          </table:table-cell>
          <table:table-cell office:value-type="float" office:value="130.876494023904" calcext:value-type="float">
            <text:p>130.876494023904</text:p>
          </table:table-cell>
          <table:table-cell office:value-type="float" office:value="105" calcext:value-type="float">
            <text:p>105</text:p>
          </table:table-cell>
          <table:table-cell office:value-type="float" office:value="6.85435380250217" calcext:value-type="float">
            <text:p>6.85435380250217</text:p>
          </table:table-cell>
          <table:table-cell office:value-type="float" office:value="3" calcext:value-type="float">
            <text:p>3</text:p>
          </table:table-cell>
          <table:table-cell office:value-type="float" office:value="0.0456410256410256" calcext:value-type="float">
            <text:p>0.045641025641026</text:p>
          </table:table-cell>
          <table:table-cell office:value-type="float" office:value="0.0523726881104428" calcext:value-type="float">
            <text:p>0.052372688110443</text:p>
          </table:table-cell>
          <table:table-cell office:value-type="float" office:value="5545.46390085415" calcext:value-type="float">
            <text:p>5545.46390085415</text:p>
          </table:table-cell>
          <table:table-cell office:value-type="float" office:value="253.100660090266" calcext:value-type="float">
            <text:p>253.100660090266</text:p>
          </table:table-cell>
          <table:table-cell office:value-type="float" office:value="13501.0717278488" calcext:value-type="float">
            <text:p>13501.0717278488</text:p>
          </table:table-cell>
          <table:table-cell office:value-type="float" office:value="616.202760912071" calcext:value-type="float">
            <text:p>616.202760912071</text:p>
          </table:table-cell>
          <table:table-cell office:value-type="float" office:value="3037.94978897811" calcext:value-type="float">
            <text:p>3037.94978897811</text:p>
          </table:table-cell>
          <table:table-cell office:value-type="float" office:value="138.655144214898" calcext:value-type="float">
            <text:p>138.655144214898</text:p>
          </table:table-cell>
          <table:table-cell office:value-type="float" office:value="1954831.4796901" calcext:value-type="float">
            <text:p>1954831.4796901</text:p>
          </table:table-cell>
          <table:table-cell office:value-type="float" office:value="89220.5136884198" calcext:value-type="float">
            <text:p>89220.5136884198</text:p>
          </table:table-cell>
          <table:table-cell office:value-type="float" office:value="523.505976095617" calcext:value-type="float">
            <text:p>523.505976095617</text:p>
          </table:table-cell>
          <table:table-cell office:value-type="float" office:value="27.4174152100087" calcext:value-type="float">
            <text:p>27.4174152100087</text:p>
          </table:table-cell>
          <table:table-cell office:value-type="float" office:value="1047.01195219123" calcext:value-type="float">
            <text:p>1047.01195219123</text:p>
          </table:table-cell>
          <table:table-cell office:value-type="float" office:value="54.8348304200173" calcext:value-type="float">
            <text:p>54.8348304200173</text:p>
          </table:table-cell>
          <table:table-cell office:value-type="float" office:value="1832.27091633466" calcext:value-type="float">
            <text:p>1832.27091633466</text:p>
          </table:table-cell>
          <table:table-cell office:value-type="float" office:value="95.9609532350304" calcext:value-type="float">
            <text:p>95.9609532350304</text:p>
          </table:table-cell>
          <table:table-cell office:value-type="float" office:value="412.260956175299" calcext:value-type="float">
            <text:p>412.260956175299</text:p>
          </table:table-cell>
          <table:table-cell office:value-type="float" office:value="21.5912144778818" calcext:value-type="float">
            <text:p>21.5912144778818</text:p>
          </table:table-cell>
          <table:table-cell office:value-type="float" office:value="184541.091633466" calcext:value-type="float">
            <text:p>184541.091633466</text:p>
          </table:table-cell>
          <table:table-cell office:value-type="float" office:value="9664.91303568016" calcext:value-type="float">
            <text:p>9664.91303568016</text:p>
          </table:table-cell>
          <table:table-cell office:value-type="float" office:value="3.85973060778861" calcext:value-type="float">
            <text:p>3.85973060778861</text:p>
          </table:table-cell>
          <table:table-cell office:value-type="float" office:value="3.86763990011553" calcext:value-type="float">
            <text:p>3.86763990011553</text:p>
          </table:table-cell>
          <table:table-cell office:value-type="float" office:value="2.18822637342542" calcext:value-type="float">
            <text:p>2.18822637342542</text:p>
          </table:table-cell>
          <table:table-cell office:value-type="float" office:value="2.96263877692913" calcext:value-type="float">
            <text:p>2.96263877692913</text:p>
          </table:table-cell>
          <table:table-cell office:value-type="float" office:value="13.9164566158596" calcext:value-type="float">
            <text:p>13.9164566158596</text:p>
          </table:table-cell>
          <table:table-cell office:value-type="float" office:value="13.944973974897" calcext:value-type="float">
            <text:p>13.944973974897</text:p>
          </table:table-cell>
          <table:table-cell office:value-type="float" office:value="21.7142008727644" calcext:value-type="float">
            <text:p>21.7142008727644</text:p>
          </table:table-cell>
          <table:table-cell office:value-type="float" office:value="21.7586972326921" calcext:value-type="float">
            <text:p>21.7586972326921</text:p>
          </table:table-cell>
          <table:table-cell office:value-type="float" office:value="10.3003035742282" calcext:value-type="float">
            <text:p>10.3003035742282</text:p>
          </table:table-cell>
          <table:table-cell office:value-type="float" office:value="10.3214107758189" calcext:value-type="float">
            <text:p>10.3214107758189</text:p>
          </table:table-cell>
          <table:table-cell office:value-type="float" office:value="261.284947421175" calcext:value-type="float">
            <text:p>261.284947421175</text:p>
          </table:table-cell>
          <table:table-cell office:value-type="float" office:value="261.8203679569" calcext:value-type="float">
            <text:p>261.8203679569</text:p>
          </table:table-cell>
          <table:table-cell office:value-type="float" office:value="5.92527755385825" calcext:value-type="float">
            <text:p>5.92527755385825</text:p>
          </table:table-cell>
          <table:table-cell office:value-type="float" office:value="4.37645274685085" calcext:value-type="float">
            <text:p>4.37645274685085</text:p>
          </table:table-cell>
          <table:table-cell office:value-type="float" office:value="6.18923882968145" calcext:value-type="float">
            <text:p>6.18923882968145</text:p>
          </table:table-cell>
          <table:table-cell office:value-type="float" office:value="8.37960787749122" calcext:value-type="float">
            <text:p>8.37960787749122</text:p>
          </table:table-cell>
          <table:table-cell office:value-type="float" office:value="111.248565410779" calcext:value-type="float">
            <text:p>111.248565410779</text:p>
          </table:table-cell>
          <table:table-cell office:value-type="float" office:value="82.1689929711714" calcext:value-type="float">
            <text:p>82.1689929711714</text:p>
          </table:table-cell>
          <table:table-cell office:value-type="float" office:value="5.25816221184521" calcext:value-type="float">
            <text:p>5.25816221184521</text:p>
          </table:table-cell>
          <table:table-cell office:value-type="float" office:value="3.88371654260026" calcext:value-type="float">
            <text:p>3.88371654260026</text:p>
          </table:table-cell>
          <table:table-cell office:value-type="float" office:value="11.0851792640398" calcext:value-type="float">
            <text:p>11.0851792640398</text:p>
          </table:table-cell>
          <table:table-cell office:value-type="float" office:value="8.18759337406079" calcext:value-type="float">
            <text:p>8.1875933740607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BFS</text:p>
          </table:table-cell>
          <table:table-cell office:value-type="float" office:value="0" calcext:value-type="float">
            <text:p>0</text:p>
          </table:table-cell>
          <table:table-cell office:value-type="float" office:value="6.23454521397804" calcext:value-type="float">
            <text:p>6.23454521397804</text:p>
          </table:table-cell>
          <table:table-cell office:value-type="float" office:value="66" calcext:value-type="float">
            <text:p>66</text:p>
          </table:table-cell>
          <table:table-cell office:value-type="float" office:value="2.74174152100087" calcext:value-type="float">
            <text:p>2.74174152100087</text:p>
          </table:table-cell>
          <table:table-cell office:value-type="float" office:value="29" calcext:value-type="float">
            <text:p>29</text:p>
          </table:table-cell>
          <table:table-cell office:value-type="float" office:value="5.1792828685259" calcext:value-type="float">
            <text:p>5.1792828685259</text:p>
          </table:table-cell>
          <table:table-cell office:value-type="float" office:value="42" calcext:value-type="float">
            <text:p>42</text:p>
          </table:table-cell>
          <table:table-cell office:value-type="float" office:value="5.8699519266109" calcext:value-type="float">
            <text:p>5.8699519266109</text:p>
          </table:table-cell>
          <table:table-cell office:value-type="float" office:value="26" calcext:value-type="float">
            <text:p>26</text:p>
          </table:table-cell>
          <table:table-cell office:value-type="float" office:value="0.439766081871345" calcext:value-type="float">
            <text:p>0.439766081871345</text:p>
          </table:table-cell>
          <table:table-cell office:value-type="float" office:value="1.13335225659949" calcext:value-type="float">
            <text:p>1.13335225659949</text:p>
          </table:table-cell>
          <table:table-cell office:value-type="float" office:value="81.0490877817145" calcext:value-type="float">
            <text:p>81.0490877817145</text:p>
          </table:table-cell>
          <table:table-cell office:value-type="float" office:value="35.6426397730113" calcext:value-type="float">
            <text:p>35.6426397730113</text:p>
          </table:table-cell>
          <table:table-cell office:value-type="float" office:value="197.323356022405" calcext:value-type="float">
            <text:p>197.323356022405</text:p>
          </table:table-cell>
          <table:table-cell office:value-type="float" office:value="86.7761191396774" calcext:value-type="float">
            <text:p>86.7761191396774</text:p>
          </table:table-cell>
          <table:table-cell office:value-type="float" office:value="44.4008046081416" calcext:value-type="float">
            <text:p>44.4008046081416</text:p>
          </table:table-cell>
          <table:table-cell office:value-type="float" office:value="19.5259678744576" calcext:value-type="float">
            <text:p>19.5259678744576</text:p>
          </table:table-cell>
          <table:table-cell office:value-type="float" office:value="28570.6139339322" calcext:value-type="float">
            <text:p>28570.6139339322</text:p>
          </table:table-cell>
          <table:table-cell office:value-type="float" office:value="12564.3869463842" calcext:value-type="float">
            <text:p>12564.3869463842</text:p>
          </table:table-cell>
          <table:table-cell office:value-type="float" office:value="20.7171314741036" calcext:value-type="float">
            <text:p>20.7171314741036</text:p>
          </table:table-cell>
          <table:table-cell office:value-type="float" office:value="23.4798077064436" calcext:value-type="float">
            <text:p>23.4798077064436</text:p>
          </table:table-cell>
          <table:table-cell office:value-type="float" office:value="41.4342629482072" calcext:value-type="float">
            <text:p>41.4342629482072</text:p>
          </table:table-cell>
          <table:table-cell office:value-type="float" office:value="46.9596154128872" calcext:value-type="float">
            <text:p>46.9596154128872</text:p>
          </table:table-cell>
          <table:table-cell office:value-type="float" office:value="72.5099601593625" calcext:value-type="float">
            <text:p>72.5099601593625</text:p>
          </table:table-cell>
          <table:table-cell office:value-type="float" office:value="82.1793269725526" calcext:value-type="float">
            <text:p>82.1793269725526</text:p>
          </table:table-cell>
          <table:table-cell office:value-type="float" office:value="16.3147410358566" calcext:value-type="float">
            <text:p>16.3147410358566</text:p>
          </table:table-cell>
          <table:table-cell office:value-type="float" office:value="18.4903485688243" calcext:value-type="float">
            <text:p>18.4903485688243</text:p>
          </table:table-cell>
          <table:table-cell office:value-type="float" office:value="7302.99601593625" calcext:value-type="float">
            <text:p>7302.99601593625</text:p>
          </table:table-cell>
          <table:table-cell office:value-type="float" office:value="8276.86701459843" calcext:value-type="float">
            <text:p>8276.86701459843</text:p>
          </table:table-cell>
          <table:table-cell office:value-type="float" office:value="0.60240212198832" calcext:value-type="float">
            <text:p>0.60240212198832</text:p>
          </table:table-cell>
          <table:table-cell office:value-type="float" office:value="0.602657168714231" calcext:value-type="float">
            <text:p>0.602657168714231</text:p>
          </table:table-cell>
          <table:table-cell office:value-type="float" office:value="0.688281729895422" calcext:value-type="float">
            <text:p>0.688281729895422</text:p>
          </table:table-cell>
          <table:table-cell office:value-type="float" office:value="0.931293709790279" calcext:value-type="float">
            <text:p>0.931293709790279</text:p>
          </table:table-cell>
          <table:table-cell office:value-type="float" office:value="2.1719917392772" calcext:value-type="float">
            <text:p>2.1719917392772</text:p>
          </table:table-cell>
          <table:table-cell office:value-type="float" office:value="2.17291132332511" calcext:value-type="float">
            <text:p>2.17291132332511</text:p>
          </table:table-cell>
          <table:table-cell office:value-type="float" office:value="3.38901390077281" calcext:value-type="float">
            <text:p>3.38901390077281</text:p>
          </table:table-cell>
          <table:table-cell office:value-type="float" office:value="3.39044875112926" calcext:value-type="float">
            <text:p>3.39044875112926</text:p>
          </table:table-cell>
          <table:table-cell office:value-type="float" office:value="1.60760564939893" calcext:value-type="float">
            <text:p>1.60760564939893</text:p>
          </table:table-cell>
          <table:table-cell office:value-type="float" office:value="1.60828628205686" calcext:value-type="float">
            <text:p>1.60828628205686</text:p>
          </table:table-cell>
          <table:table-cell office:value-type="float" office:value="40.7796871762256" calcext:value-type="float">
            <text:p>40.7796871762256</text:p>
          </table:table-cell>
          <table:table-cell office:value-type="float" office:value="40.7969525963135" calcext:value-type="float">
            <text:p>40.7969525963135</text:p>
          </table:table-cell>
          <table:table-cell office:value-type="float" office:value="1.86258741958056" calcext:value-type="float">
            <text:p>1.86258741958056</text:p>
          </table:table-cell>
          <table:table-cell office:value-type="float" office:value="1.37656345979084" calcext:value-type="float">
            <text:p>1.37656345979084</text:p>
          </table:table-cell>
          <table:table-cell office:value-type="float" office:value="1.94675471430344" calcext:value-type="float">
            <text:p>1.94675471430344</text:p>
          </table:table-cell>
          <table:table-cell office:value-type="float" office:value="2.63409638987633" calcext:value-type="float">
            <text:p>2.63409638987633</text:p>
          </table:table-cell>
          <table:table-cell office:value-type="float" office:value="34.9705438263522" calcext:value-type="float">
            <text:p>34.9705438263522</text:p>
          </table:table-cell>
          <table:table-cell office:value-type="float" office:value="25.8453226379095" calcext:value-type="float">
            <text:p>25.8453226379095</text:p>
          </table:table-cell>
          <table:table-cell office:value-type="float" office:value="1.65288236658543" calcext:value-type="float">
            <text:p>1.65288236658543</text:p>
          </table:table-cell>
          <table:table-cell office:value-type="float" office:value="1.22157888819334" calcext:value-type="float">
            <text:p>1.22157888819334</text:p>
          </table:table-cell>
          <table:table-cell office:value-type="float" office:value="3.4845819884929" calcext:value-type="float">
            <text:p>3.4845819884929</text:p>
          </table:table-cell>
          <table:table-cell office:value-type="float" office:value="2.57531441884475" calcext:value-type="float">
            <text:p>2.575314418844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PU+GPU</text:p>
          </table:table-cell>
          <table:table-cell office:value-type="string" calcext:value-type="string">
            <text:p>CED</text:p>
          </table:table-cell>
          <table:table-cell office:value-type="float" office:value="0" calcext:value-type="float">
            <text:p>0</text:p>
          </table:table-cell>
          <table:table-cell office:value-type="float" office:value="16.4431572602579" calcext:value-type="float">
            <text:p>16.4431572602579</text:p>
          </table:table-cell>
          <table:table-cell office:value-type="float" office:value="45" calcext:value-type="float">
            <text:p>45</text:p>
          </table:table-cell>
          <table:table-cell office:value-type="float" office:value="16.4431572602579" calcext:value-type="float">
            <text:p>16.4431572602579</text:p>
          </table:table-cell>
          <table:table-cell office:value-type="float" office:value="45" calcext:value-type="float">
            <text:p>45</text:p>
          </table:table-cell>
          <table:table-cell office:value-type="float" office:value="2.64940239043825" calcext:value-type="float">
            <text:p>2.64940239043825</text:p>
          </table:table-cell>
          <table:table-cell office:value-type="float" office:value="12" calcext:value-type="float">
            <text:p>12</text:p>
          </table:table-cell>
          <table:table-cell office:value-type="float" office:value="8.45856426691757" calcext:value-type="float">
            <text:p>8.45856426691757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.1926310240546" calcext:value-type="float">
            <text:p>3.1926310240546</text:p>
          </table:table-cell>
          <table:table-cell table:number-columns-repeated="2" office:value-type="float" office:value="213.761044383352" calcext:value-type="float">
            <text:p>213.761044383352</text:p>
          </table:table-cell>
          <table:table-cell table:number-columns-repeated="2" office:value-type="float" office:value="520.425927287161" calcext:value-type="float">
            <text:p>520.425927287161</text:p>
          </table:table-cell>
          <table:table-cell table:number-columns-repeated="2" office:value-type="float" office:value="117.103876481122" calcext:value-type="float">
            <text:p>117.103876481122</text:p>
          </table:table-cell>
          <table:table-cell table:number-columns-repeated="2" office:value-type="float" office:value="75352.9057555755" calcext:value-type="float">
            <text:p>75352.9057555755</text:p>
          </table:table-cell>
          <table:table-cell office:value-type="float" office:value="10.597609561753" calcext:value-type="float">
            <text:p>10.597609561753</text:p>
          </table:table-cell>
          <table:table-cell office:value-type="float" office:value="33.8342570676703" calcext:value-type="float">
            <text:p>33.8342570676703</text:p>
          </table:table-cell>
          <table:table-cell office:value-type="float" office:value="21.195219123506" calcext:value-type="float">
            <text:p>21.195219123506</text:p>
          </table:table-cell>
          <table:table-cell office:value-type="float" office:value="67.6685141353405" calcext:value-type="float">
            <text:p>67.6685141353405</text:p>
          </table:table-cell>
          <table:table-cell office:value-type="float" office:value="37.0916334661354" calcext:value-type="float">
            <text:p>37.0916334661354</text:p>
          </table:table-cell>
          <table:table-cell office:value-type="float" office:value="118.419899736846" calcext:value-type="float">
            <text:p>118.419899736846</text:p>
          </table:table-cell>
          <table:table-cell office:value-type="float" office:value="8.34561752988048" calcext:value-type="float">
            <text:p>8.34561752988048</text:p>
          </table:table-cell>
          <table:table-cell office:value-type="float" office:value="26.6444774407903" calcext:value-type="float">
            <text:p>26.6444774407903</text:p>
          </table:table-cell>
          <table:table-cell office:value-type="float" office:value="3735.76334661354" calcext:value-type="float">
            <text:p>3735.76334661354</text:p>
          </table:table-cell>
          <table:table-cell office:value-type="float" office:value="11926.9139589244" calcext:value-type="float">
            <text:p>11926.9139589244</text:p>
          </table:table-cell>
          <table:table-cell table:number-columns-repeated="2" office:value-type="float" office:value="1.18479283637836" calcext:value-type="float">
            <text:p>1.18479283637836</text:p>
          </table:table-cell>
          <table:table-cell office:value-type="float" office:value="0.920957120930338" calcext:value-type="float">
            <text:p>0.920957120930338</text:p>
          </table:table-cell>
          <table:table-cell office:value-type="float" office:value="1.2439265880917" calcext:value-type="float">
            <text:p>1.2439265880917</text:p>
          </table:table-cell>
          <table:table-cell table:number-columns-repeated="2" office:value-type="float" office:value="4.27183132236459" calcext:value-type="float">
            <text:p>4.27183132236459</text:p>
          </table:table-cell>
          <table:table-cell table:number-columns-repeated="2" office:value-type="float" office:value="6.6654469588674" calcext:value-type="float">
            <text:p>6.6654469588674</text:p>
          </table:table-cell>
          <table:table-cell table:number-columns-repeated="2" office:value-type="float" office:value="3.16180768228795" calcext:value-type="float">
            <text:p>3.16180768228795</text:p>
          </table:table-cell>
          <table:table-cell table:number-columns-repeated="2" office:value-type="float" office:value="80.2046996060869" calcext:value-type="float">
            <text:p>80.2046996060869</text:p>
          </table:table-cell>
          <table:table-cell office:value-type="float" office:value="2.4878531761834" calcext:value-type="float">
            <text:p>2.4878531761834</text:p>
          </table:table-cell>
          <table:table-cell office:value-type="float" office:value="1.84191424186068" calcext:value-type="float">
            <text:p>1.84191424186068</text:p>
          </table:table-cell>
          <table:table-cell office:value-type="float" office:value="2.60486010156753" calcext:value-type="float">
            <text:p>2.60486010156753</text:p>
          </table:table-cell>
          <table:table-cell office:value-type="float" office:value="3.51835570295154" calcext:value-type="float">
            <text:p>3.51835570295154</text:p>
          </table:table-cell>
          <table:table-cell office:value-type="float" office:value="46.7100645138273" calcext:value-type="float">
            <text:p>46.7100645138273</text:p>
          </table:table-cell>
          <table:table-cell office:value-type="float" office:value="34.5823997532832" calcext:value-type="float">
            <text:p>34.5823997532832</text:p>
          </table:table-cell>
          <table:table-cell office:value-type="float" office:value="2.20775068184081" calcext:value-type="float">
            <text:p>2.20775068184081</text:p>
          </table:table-cell>
          <table:table-cell office:value-type="float" office:value="1.63453674127128" calcext:value-type="float">
            <text:p>1.63453674127128</text:p>
          </table:table-cell>
          <table:table-cell office:value-type="float" office:value="4.65434710693781" calcext:value-type="float">
            <text:p>4.65434710693781</text:p>
          </table:table-cell>
          <table:table-cell office:value-type="float" office:value="3.44590601443106" calcext:value-type="float">
            <text:p>3.4459060144310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PU+GPU</text:p>
          </table:table-cell>
          <table:table-cell office:value-type="string" calcext:value-type="string">
            <text:p>SC</text:p>
          </table:table-cell>
          <table:table-cell office:value-type="float" office:value="0" calcext:value-type="float">
            <text:p>0</text:p>
          </table:table-cell>
          <table:table-cell office:value-type="float" office:value="196.515781890887" calcext:value-type="float">
            <text:p>196.515781890887</text:p>
          </table:table-cell>
          <table:table-cell office:value-type="float" office:value="29" calcext:value-type="float">
            <text:p>29</text:p>
          </table:table-cell>
          <table:table-cell office:value-type="float" office:value="11.3023919083812" calcext:value-type="float">
            <text:p>11.3023919083812</text:p>
          </table:table-cell>
          <table:table-cell office:value-type="float" office:value="9" calcext:value-type="float">
            <text:p>9</text:p>
          </table:table-cell>
          <table:table-cell office:value-type="float" office:value="96.8127490039841" calcext:value-type="float">
            <text:p>96.8127490039841</text:p>
          </table:table-cell>
          <table:table-cell office:value-type="float" office:value="138" calcext:value-type="float">
            <text:p>138</text:p>
          </table:table-cell>
          <table:table-cell office:value-type="float" office:value="14.1462195498449" calcext:value-type="float">
            <text:p>14.1462195498449</text:p>
          </table:table-cell>
          <table:table-cell office:value-type="float" office:value="11" calcext:value-type="float">
            <text:p>11</text:p>
          </table:table-cell>
          <table:table-cell office:value-type="float" office:value="0.0575139146567718" calcext:value-type="float">
            <text:p>0.057513914656772</text:p>
          </table:table-cell>
          <table:table-cell office:value-type="float" office:value="0.146119387119797" calcext:value-type="float">
            <text:p>0.146119387119797</text:p>
          </table:table-cell>
          <table:table-cell office:value-type="float" office:value="2554.70516458153" calcext:value-type="float">
            <text:p>2554.70516458153</text:p>
          </table:table-cell>
          <table:table-cell office:value-type="float" office:value="146.931094808956" calcext:value-type="float">
            <text:p>146.931094808956</text:p>
          </table:table-cell>
          <table:table-cell office:value-type="float" office:value="6219.72449684656" calcext:value-type="float">
            <text:p>6219.72449684656</text:p>
          </table:table-cell>
          <table:table-cell office:value-type="float" office:value="357.720703900266" calcext:value-type="float">
            <text:p>357.720703900266</text:p>
          </table:table-cell>
          <table:table-cell office:value-type="float" office:value="1399.53413355487" calcext:value-type="float">
            <text:p>1399.53413355487</text:p>
          </table:table-cell>
          <table:table-cell office:value-type="float" office:value="80.492686716514" calcext:value-type="float">
            <text:p>80.492686716514</text:p>
          </table:table-cell>
          <table:table-cell office:value-type="float" office:value="900559.117566634" calcext:value-type="float">
            <text:p>900559.117566634</text:p>
          </table:table-cell>
          <table:table-cell office:value-type="float" office:value="51794.6802311051" calcext:value-type="float">
            <text:p>51794.6802311051</text:p>
          </table:table-cell>
          <table:table-cell office:value-type="float" office:value="387.250996015936" calcext:value-type="float">
            <text:p>387.250996015936</text:p>
          </table:table-cell>
          <table:table-cell office:value-type="float" office:value="56.5848781993796" calcext:value-type="float">
            <text:p>56.5848781993796</text:p>
          </table:table-cell>
          <table:table-cell office:value-type="float" office:value="774.501992031872" calcext:value-type="float">
            <text:p>774.501992031872</text:p>
          </table:table-cell>
          <table:table-cell office:value-type="float" office:value="113.169756398759" calcext:value-type="float">
            <text:p>113.169756398759</text:p>
          </table:table-cell>
          <table:table-cell office:value-type="float" office:value="1355.37848605578" calcext:value-type="float">
            <text:p>1355.37848605578</text:p>
          </table:table-cell>
          <table:table-cell office:value-type="float" office:value="198.047073697829" calcext:value-type="float">
            <text:p>198.047073697829</text:p>
          </table:table-cell>
          <table:table-cell office:value-type="float" office:value="304.96015936255" calcext:value-type="float">
            <text:p>304.96015936255</text:p>
          </table:table-cell>
          <table:table-cell office:value-type="float" office:value="44.5605915820114" calcext:value-type="float">
            <text:p>44.5605915820114</text:p>
          </table:table-cell>
          <table:table-cell office:value-type="float" office:value="136509.848605578" calcext:value-type="float">
            <text:p>136509.848605578</text:p>
          </table:table-cell>
          <table:table-cell office:value-type="float" office:value="19946.7354140633" calcext:value-type="float">
            <text:p>19946.7354140633</text:p>
          </table:table-cell>
          <table:table-cell office:value-type="float" office:value="5.10218015508053" calcext:value-type="float">
            <text:p>5.10218015508053</text:p>
          </table:table-cell>
          <table:table-cell office:value-type="float" office:value="2.19644330567087" calcext:value-type="float">
            <text:p>2.19644330567087</text:p>
          </table:table-cell>
          <table:table-cell office:value-type="float" office:value="1.64165844161929" calcext:value-type="float">
            <text:p>1.64165844161929</text:p>
          </table:table-cell>
          <table:table-cell office:value-type="float" office:value="2.222695272589" calcext:value-type="float">
            <text:p>2.222695272589</text:p>
          </table:table-cell>
          <table:table-cell office:value-type="float" office:value="18.3961721657977" calcext:value-type="float">
            <text:p>18.3961721657977</text:p>
          </table:table-cell>
          <table:table-cell office:value-type="float" office:value="7.91938896224594" calcext:value-type="float">
            <text:p>7.91938896224594</text:p>
          </table:table-cell>
          <table:table-cell office:value-type="float" office:value="28.7040148742211" calcext:value-type="float">
            <text:p>28.7040148742211</text:p>
          </table:table-cell>
          <table:table-cell office:value-type="float" office:value="12.3568238282572" calcext:value-type="float">
            <text:p>12.3568238282572</text:p>
          </table:table-cell>
          <table:table-cell office:value-type="float" office:value="13.6159773383361" calcext:value-type="float">
            <text:p>13.6159773383361</text:p>
          </table:table-cell>
          <table:table-cell office:value-type="float" office:value="5.86155748443629" calcext:value-type="float">
            <text:p>5.86155748443629</text:p>
          </table:table-cell>
          <table:table-cell office:value-type="float" office:value="345.392725301463" calcext:value-type="float">
            <text:p>345.392725301463</text:p>
          </table:table-cell>
          <table:table-cell office:value-type="float" office:value="148.688504963981" calcext:value-type="float">
            <text:p>148.688504963981</text:p>
          </table:table-cell>
          <table:table-cell office:value-type="float" office:value="4.44539054517799" calcext:value-type="float">
            <text:p>4.44539054517799</text:p>
          </table:table-cell>
          <table:table-cell office:value-type="float" office:value="3.28331688323859" calcext:value-type="float">
            <text:p>3.28331688323859</text:p>
          </table:table-cell>
          <table:table-cell office:value-type="float" office:value="4.64331126584457" calcext:value-type="float">
            <text:p>4.64331126584457</text:p>
          </table:table-cell>
          <table:table-cell office:value-type="float" office:value="6.28673159903584" calcext:value-type="float">
            <text:p>6.28673159903584</text:p>
          </table:table-cell>
          <table:table-cell office:value-type="float" office:value="83.46331734615" calcext:value-type="float">
            <text:p>83.46331734615</text:p>
          </table:table-cell>
          <table:table-cell office:value-type="float" office:value="61.6450942135934" calcext:value-type="float">
            <text:p>61.6450942135934</text:p>
          </table:table-cell>
          <table:table-cell office:value-type="float" office:value="3.94489276984645" calcext:value-type="float">
            <text:p>3.94489276984645</text:p>
          </table:table-cell>
          <table:table-cell office:value-type="float" office:value="2.91365469516562" calcext:value-type="float">
            <text:p>2.91365469516562</text:p>
          </table:table-cell>
          <table:table-cell office:value-type="float" office:value="8.31656418523013" calcext:value-type="float">
            <text:p>8.31656418523013</text:p>
          </table:table-cell>
          <table:table-cell office:value-type="float" office:value="6.14252343464463" calcext:value-type="float">
            <text:p>6.1425234346446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PU+GPU</text:p>
          </table:table-cell>
          <table:table-cell office:value-type="string" calcext:value-type="string">
            <text:p>BFS</text:p>
          </table:table-cell>
          <table:table-cell office:value-type="float" office:value="0" calcext:value-type="float">
            <text:p>0</text:p>
          </table:table-cell>
          <table:table-cell office:value-type="float" office:value="13.0159803590068" calcext:value-type="float">
            <text:p>13.0159803590068</text:p>
          </table:table-cell>
          <table:table-cell office:value-type="float" office:value="8" calcext:value-type="float">
            <text:p>8</text:p>
          </table:table-cell>
          <table:table-cell office:value-type="float" office:value="21.1099513385572" calcext:value-type="float">
            <text:p>21.109951338557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.9223916143544" calcext:value-type="float">
            <text:p>18.9223916143544</text:p>
          </table:table-cell>
          <table:table-cell office:value-type="float" office:value="31" calcext:value-type="float">
            <text:p>31</text:p>
          </table:table-cell>
          <table:table-cell office:value-type="float" office:value="1.6218487394958" calcext:value-type="float">
            <text:p>1.6218487394958</text:p>
          </table:table-cell>
          <table:table-cell office:value-type="float" office:value="18.9223916143544" calcext:value-type="float">
            <text:p>18.9223916143544</text:p>
          </table:table-cell>
          <table:table-cell office:value-type="float" office:value="169.207744667088" calcext:value-type="float">
            <text:p>169.207744667088</text:p>
          </table:table-cell>
          <table:table-cell office:value-type="float" office:value="274.429367401244" calcext:value-type="float">
            <text:p>274.429367401244</text:p>
          </table:table-cell>
          <table:table-cell office:value-type="float" office:value="411.955778362564" calcext:value-type="float">
            <text:p>411.955778362564</text:p>
          </table:table-cell>
          <table:table-cell office:value-type="float" office:value="668.129959865336" calcext:value-type="float">
            <text:p>668.129959865336</text:p>
          </table:table-cell>
          <table:table-cell office:value-type="float" office:value="92.69641663805" calcext:value-type="float">
            <text:p>92.69641663805</text:p>
          </table:table-cell>
          <table:table-cell office:value-type="float" office:value="150.339566480199" calcext:value-type="float">
            <text:p>150.339566480199</text:p>
          </table:table-cell>
          <table:table-cell office:value-type="float" office:value="59647.4220725952" calcext:value-type="float">
            <text:p>59647.4220725952</text:p>
          </table:table-cell>
          <table:table-cell office:value-type="float" office:value="96739.0963026124" calcext:value-type="float">
            <text:p>96739.0963026124</text:p>
          </table:table-cell>
          <table:table-cell office:value-type="float" office:value="4" calcext:value-type="float">
            <text:p>4</text:p>
          </table:table-cell>
          <table:table-cell office:value-type="float" office:value="75.6895664574176" calcext:value-type="float">
            <text:p>75.6895664574176</text:p>
          </table:table-cell>
          <table:table-cell office:value-type="float" office:value="8" calcext:value-type="float">
            <text:p>8</text:p>
          </table:table-cell>
          <table:table-cell office:value-type="float" office:value="151.379132914835" calcext:value-type="float">
            <text:p>151.379132914835</text:p>
          </table:table-cell>
          <table:table-cell office:value-type="float" office:value="14" calcext:value-type="float">
            <text:p>14</text:p>
          </table:table-cell>
          <table:table-cell office:value-type="float" office:value="264.913482600961" calcext:value-type="float">
            <text:p>264.913482600961</text:p>
          </table:table-cell>
          <table:table-cell office:value-type="float" office:value="3.15" calcext:value-type="float">
            <text:p>3.15</text:p>
          </table:table-cell>
          <table:table-cell office:value-type="float" office:value="59.6055335852163" calcext:value-type="float">
            <text:p>59.6055335852163</text:p>
          </table:table-cell>
          <table:table-cell office:value-type="float" office:value="1410.04" calcext:value-type="float">
            <text:p>1410.04</text:p>
          </table:table-cell>
          <table:table-cell office:value-type="float" office:value="26681.3290719043" calcext:value-type="float">
            <text:p>26681.3290719043</text:p>
          </table:table-cell>
          <table:table-cell office:value-type="float" office:value="2.50005475307943" calcext:value-type="float">
            <text:p>2.50005475307943</text:p>
          </table:table-cell>
          <table:table-cell office:value-type="float" office:value="2.49762947708116" calcext:value-type="float">
            <text:p>2.49762947708116</text:p>
          </table:table-cell>
          <table:table-cell office:value-type="float" office:value="1.13160652761167" calcext:value-type="float">
            <text:p>1.13160652761167</text:p>
          </table:table-cell>
          <table:table-cell office:value-type="float" office:value="1.5313104194869" calcext:value-type="float">
            <text:p>1.5313104194869</text:p>
          </table:table-cell>
          <table:table-cell office:value-type="float" office:value="9.01407560369535" calcext:value-type="float">
            <text:p>9.01407560369535</text:p>
          </table:table-cell>
          <table:table-cell office:value-type="float" office:value="9.00533114672644" calcext:value-type="float">
            <text:p>9.00533114672644</text:p>
          </table:table-cell>
          <table:table-cell office:value-type="float" office:value="14.0648912107312" calcext:value-type="float">
            <text:p>14.0648912107312</text:p>
          </table:table-cell>
          <table:table-cell office:value-type="float" office:value="14.0512470123273" calcext:value-type="float">
            <text:p>14.0512470123273</text:p>
          </table:table-cell>
          <table:table-cell office:value-type="float" office:value="6.67179280775352" calcext:value-type="float">
            <text:p>6.67179280775352</text:p>
          </table:table-cell>
          <table:table-cell office:value-type="float" office:value="6.66532057391859" calcext:value-type="float">
            <text:p>6.66532057391859</text:p>
          </table:table-cell>
          <table:table-cell office:value-type="float" office:value="169.241519962627" calcext:value-type="float">
            <text:p>169.241519962627</text:p>
          </table:table-cell>
          <table:table-cell office:value-type="float" office:value="169.077340599847" calcext:value-type="float">
            <text:p>169.077340599847</text:p>
          </table:table-cell>
          <table:table-cell office:value-type="float" office:value="3.06262083897381" calcext:value-type="float">
            <text:p>3.06262083897381</text:p>
          </table:table-cell>
          <table:table-cell office:value-type="float" office:value="2.26321305522333" calcext:value-type="float">
            <text:p>2.26321305522333</text:p>
          </table:table-cell>
          <table:table-cell office:value-type="float" office:value="3.20066659723669" calcext:value-type="float">
            <text:p>3.20066659723669</text:p>
          </table:table-cell>
          <table:table-cell office:value-type="float" office:value="4.33119992688322" calcext:value-type="float">
            <text:p>4.33119992688322</text:p>
          </table:table-cell>
          <table:table-cell office:value-type="float" office:value="57.5014708823448" calcext:value-type="float">
            <text:p>57.5014708823448</text:p>
          </table:table-cell>
          <table:table-cell office:value-type="float" office:value="42.4923901579251" calcext:value-type="float">
            <text:p>42.4923901579251</text:p>
          </table:table-cell>
          <table:table-cell office:value-type="float" office:value="2.71780638431288" calcext:value-type="float">
            <text:p>2.71780638431288</text:p>
          </table:table-cell>
          <table:table-cell office:value-type="float" office:value="2.00840235012808" calcext:value-type="float">
            <text:p>2.00840235012808</text:p>
          </table:table-cell>
          <table:table-cell office:value-type="float" office:value="5.72963894251707" calcext:value-type="float">
            <text:p>5.72963894251707</text:p>
          </table:table-cell>
          <table:table-cell office:value-type="float" office:value="4.2340839229598" calcext:value-type="float">
            <text:p>4.234083922959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PGA</text:p>
          </table:table-cell>
          <table:table-cell office:value-type="string" calcext:value-type="string">
            <text:p>MNIST Double</text:p>
          </table:table-cell>
          <table:table-cell office:value-type="float" office:value="0" calcext:value-type="float">
            <text:p>0</text:p>
          </table:table-cell>
          <table:table-cell office:value-type="float" office:value="7.80442804428044" calcext:value-type="float">
            <text:p>7.80442804428044</text:p>
          </table:table-cell>
          <table:table-cell office:value-type="float" office:value="258" calcext:value-type="float">
            <text:p>25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.78024193548387" calcext:value-type="float">
            <text:p>3.78024193548387</text:p>
          </table:table-cell>
          <table:table-cell office:value-type="float" office:value="39" calcext:value-type="float">
            <text:p>39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01.457564575646" calcext:value-type="float">
            <text:p>101.457564575646</text:p>
          </table:table-cell>
          <table:table-cell office:value-type="string" calcext:value-type="string">
            <text:p>NA</text:p>
          </table:table-cell>
          <table:table-cell office:value-type="float" office:value="247.010147601476" calcext:value-type="float">
            <text:p>247.010147601476</text:p>
          </table:table-cell>
          <table:table-cell office:value-type="string" calcext:value-type="string">
            <text:p>NA</text:p>
          </table:table-cell>
          <table:table-cell office:value-type="float" office:value="55.5811005902214" calcext:value-type="float">
            <text:p>55.5811005902214</text:p>
          </table:table-cell>
          <table:table-cell office:value-type="string" calcext:value-type="string">
            <text:p>NA</text:p>
          </table:table-cell>
          <table:table-cell office:value-type="float" office:value="35764.8060885609" calcext:value-type="float">
            <text:p>35764.8060885609</text:p>
          </table:table-cell>
          <table:table-cell office:value-type="string" calcext:value-type="string">
            <text:p>NA</text:p>
          </table:table-cell>
          <table:table-cell office:value-type="float" office:value="15.1209677419355" calcext:value-type="float">
            <text:p>15.1209677419355</text:p>
          </table:table-cell>
          <table:table-cell office:value-type="string" calcext:value-type="string">
            <text:p>NA</text:p>
          </table:table-cell>
          <table:table-cell office:value-type="float" office:value="30.241935483871" calcext:value-type="float">
            <text:p>30.241935483871</text:p>
          </table:table-cell>
          <table:table-cell office:value-type="string" calcext:value-type="string">
            <text:p>NA</text:p>
          </table:table-cell>
          <table:table-cell office:value-type="float" office:value="52.9233870967742" calcext:value-type="float">
            <text:p>52.9233870967742</text:p>
          </table:table-cell>
          <table:table-cell office:value-type="string" calcext:value-type="string">
            <text:p>NA</text:p>
          </table:table-cell>
          <table:table-cell office:value-type="float" office:value="11.9077620967742" calcext:value-type="float">
            <text:p>11.9077620967742</text:p>
          </table:table-cell>
          <table:table-cell office:value-type="string" calcext:value-type="string">
            <text:p>NA</text:p>
          </table:table-cell>
          <table:table-cell office:value-type="float" office:value="5330.29233870968" calcext:value-type="float">
            <text:p>5330.29233870968</text:p>
          </table:table-cell>
          <table:table-cell office:value-type="string" calcext:value-type="string">
            <text:p>NA</text:p>
          </table:table-cell>
          <table:table-cell office:value-type="float" office:value="0.340891960282013" calcext:value-type="float">
            <text:p>0.340891960282013</text:p>
          </table:table-cell>
          <table:table-cell office:value-type="string" calcext:value-type="string">
            <text:p>NA</text:p>
          </table:table-cell>
          <table:table-cell office:value-type="float" office:value="0.61021596469873" calcext:value-type="float">
            <text:p>0.61021596469873</text:p>
          </table:table-cell>
          <table:table-cell office:value-type="string" calcext:value-type="string">
            <text:p>NA</text:p>
          </table:table-cell>
          <table:table-cell office:value-type="float" office:value="1.22910344219023" calcext:value-type="float">
            <text:p>1.22910344219023</text:p>
          </table:table-cell>
          <table:table-cell office:value-type="string" calcext:value-type="string">
            <text:p>NA</text:p>
          </table:table-cell>
          <table:table-cell office:value-type="float" office:value="1.9178013321803" calcext:value-type="float">
            <text:p>1.9178013321803</text:p>
          </table:table-cell>
          <table:table-cell office:value-type="string" calcext:value-type="string">
            <text:p>NA</text:p>
          </table:table-cell>
          <table:table-cell office:value-type="float" office:value="0.909724287449746" calcext:value-type="float">
            <text:p>0.909724287449746</text:p>
          </table:table-cell>
          <table:table-cell office:value-type="string" calcext:value-type="string">
            <text:p>NA</text:p>
          </table:table-cell>
          <table:table-cell office:value-type="float" office:value="23.0767239917863" calcext:value-type="float">
            <text:p>23.076723991786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.22043192939746" calcext:value-type="float">
            <text:p>1.22043192939746</text:p>
          </table:table-cell>
          <table:table-cell office:value-type="float" office:value="1.72595138650705" calcext:value-type="float">
            <text:p>1.7259513865070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2.9139141741248" calcext:value-type="float">
            <text:p>22.9139141741248</text:p>
          </table:table-cell>
          <table:table-cell office:value-type="string" calcext:value-type="string">
            <text:p>NA</text:p>
          </table:table-cell>
          <table:table-cell office:value-type="float" office:value="1.08302589962363" calcext:value-type="float">
            <text:p>1.08302589962363</text:p>
          </table:table-cell>
          <table:table-cell office:value-type="string" calcext:value-type="string">
            <text:p>NA</text:p>
          </table:table-cell>
          <table:table-cell office:value-type="float" office:value="2.28321907184239" calcext:value-type="float">
            <text:p>2.2832190718423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PGA</text:p>
          </table:table-cell>
          <table:table-cell office:value-type="string" calcext:value-type="string">
            <text:p>MNIST Single</text:p>
          </table:table-cell>
          <table:table-cell office:value-type="float" office:value="0" calcext:value-type="float">
            <text:p>0</text:p>
          </table:table-cell>
          <table:table-cell office:value-type="float" office:value="3.33948339483395" calcext:value-type="float">
            <text:p>3.33948339483395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43.4132841328413" calcext:value-type="float">
            <text:p>43.4132841328413</text:p>
          </table:table-cell>
          <table:table-cell office:value-type="string" calcext:value-type="string">
            <text:p>NA</text:p>
          </table:table-cell>
          <table:table-cell office:value-type="float" office:value="105.694649446494" calcext:value-type="float">
            <text:p>105.694649446494</text:p>
          </table:table-cell>
          <table:table-cell office:value-type="string" calcext:value-type="string">
            <text:p>NA</text:p>
          </table:table-cell>
          <table:table-cell office:value-type="float" office:value="23.7829295669742" calcext:value-type="float">
            <text:p>23.7829295669742</text:p>
          </table:table-cell>
          <table:table-cell office:value-type="string" calcext:value-type="string">
            <text:p>NA</text:p>
          </table:table-cell>
          <table:table-cell office:value-type="float" office:value="15303.6167896679" calcext:value-type="float">
            <text:p>15303.6167896679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A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NA</text:p>
          </table:table-cell>
          <table:table-cell office:value-type="float" office:value="1410.04" calcext:value-type="float">
            <text:p>1410.04</text:p>
          </table:table-cell>
          <table:table-cell office:value-type="string" calcext:value-type="string">
            <text:p>NA</text:p>
          </table:table-cell>
          <table:table-cell office:value-type="float" office:value="0.254544149983611" calcext:value-type="float">
            <text:p>0.254544149983611</text:p>
          </table:table-cell>
          <table:table-cell office:value-type="string" calcext:value-type="string">
            <text:p>NA</text:p>
          </table:table-cell>
          <table:table-cell office:value-type="float" office:value="0.306100573301668" calcext:value-type="float">
            <text:p>0.306100573301668</text:p>
          </table:table-cell>
          <table:table-cell office:value-type="string" calcext:value-type="string">
            <text:p>NA</text:p>
          </table:table-cell>
          <table:table-cell office:value-type="float" office:value="0.917771984635307" calcext:value-type="float">
            <text:p>0.917771984635307</text:p>
          </table:table-cell>
          <table:table-cell office:value-type="string" calcext:value-type="string">
            <text:p>NA</text:p>
          </table:table-cell>
          <table:table-cell office:value-type="float" office:value="1.43202294807253" calcext:value-type="float">
            <text:p>1.43202294807253</text:p>
          </table:table-cell>
          <table:table-cell office:value-type="string" calcext:value-type="string">
            <text:p>NA</text:p>
          </table:table-cell>
          <table:table-cell office:value-type="float" office:value="0.679291454326975" calcext:value-type="float">
            <text:p>0.679291454326975</text:p>
          </table:table-cell>
          <table:table-cell office:value-type="string" calcext:value-type="string">
            <text:p>NA</text:p>
          </table:table-cell>
          <table:table-cell office:value-type="float" office:value="17.2313981474839" calcext:value-type="float">
            <text:p>17.231398147483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612201146603336" calcext:value-type="float">
            <text:p>0.612201146603336</text:p>
          </table:table-cell>
          <table:table-cell office:value-type="float" office:value="0.865783164426797" calcext:value-type="float">
            <text:p>0.86578316442679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.4942293729527" calcext:value-type="float">
            <text:p>11.4942293729527</text:p>
          </table:table-cell>
          <table:table-cell office:value-type="string" calcext:value-type="string">
            <text:p>NA</text:p>
          </table:table-cell>
          <table:table-cell office:value-type="float" office:value="0.54327462399156" calcext:value-type="float">
            <text:p>0.54327462399156</text:p>
          </table:table-cell>
          <table:table-cell office:value-type="string" calcext:value-type="string">
            <text:p>NA</text:p>
          </table:table-cell>
          <table:table-cell office:value-type="float" office:value="1.14532347118992" calcext:value-type="float">
            <text:p>1.145323471189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5T14:42:25.754859913</dc:date>
    <meta:editing-duration>PT22S</meta:editing-duration>
    <meta:editing-cycles>1</meta:editing-cycles>
    <meta:document-statistic meta:table-count="1" meta:cell-count="1241" meta:object-count="0"/>
    <meta:generator>LibreOffice/6.0.6.2$Linux_X86_64 LibreOffice_project/00m0$Build-2</meta:generator>
  </office:meta>
</office:document-meta>
</file>